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list-style-name="L1">
      <style:paragraph-properties fo:text-align="start" style:justify-single-word="false"/>
      <style:text-properties fo:font-weight="normal" officeooo:rsid="00f9a0ae" officeooo:paragraph-rsid="00302f62" style:font-weight-asian="normal" style:font-weight-complex="normal"/>
    </style:style>
    <style:style style:name="P2" style:family="paragraph" style:parent-style-name="Standard" style:list-style-name="L1">
      <style:paragraph-properties fo:text-align="start" style:justify-single-word="false"/>
      <style:text-properties fo:font-weight="normal" officeooo:paragraph-rsid="00302f62" style:font-weight-asian="normal" style:font-weight-complex="normal"/>
    </style:style>
    <style:style style:name="P3" style:family="paragraph" style:parent-style-name="Body">
      <style:text-properties officeooo:paragraph-rsid="0032658f"/>
    </style:style>
    <style:style style:name="P4" style:family="paragraph" style:parent-style-name="Body">
      <style:text-properties officeooo:rsid="00329524" officeooo:paragraph-rsid="00329524"/>
    </style:style>
    <style:style style:name="P5" style:family="paragraph" style:parent-style-name="Code_20_Snipet">
      <style:paragraph-properties fo:text-align="start" style:justify-single-word="false"/>
      <style:text-properties officeooo:paragraph-rsid="01969873"/>
    </style:style>
    <style:style style:name="P6" style:family="paragraph" style:parent-style-name="Code_20_Snipet">
      <style:paragraph-properties fo:text-align="start" style:justify-single-word="false"/>
      <style:text-properties officeooo:rsid="00483ed1" officeooo:paragraph-rsid="015294b1"/>
    </style:style>
    <style:style style:name="P7" style:family="paragraph" style:parent-style-name="Code_20_Snipet">
      <style:paragraph-properties fo:text-align="start" style:justify-single-word="false"/>
      <style:text-properties officeooo:rsid="0154bed0" officeooo:paragraph-rsid="016b3ef5"/>
    </style:style>
    <style:style style:name="P8" style:family="paragraph" style:parent-style-name="Body">
      <style:text-properties officeooo:rsid="015a511e" officeooo:paragraph-rsid="015a511e"/>
    </style:style>
    <style:style style:name="P9" style:family="paragraph" style:parent-style-name="Body">
      <style:text-properties officeooo:rsid="015a511e" officeooo:paragraph-rsid="015a6b3a"/>
    </style:style>
    <style:style style:name="P10" style:family="paragraph" style:parent-style-name="Footer">
      <style:text-properties officeooo:paragraph-rsid="0025e651"/>
    </style:style>
    <style:style style:name="P11" style:family="paragraph" style:parent-style-name="Standard">
      <style:paragraph-properties fo:margin-top="0.111in" fo:margin-bottom="0in" loext:contextual-spacing="false"/>
    </style:style>
    <style:style style:name="P12" style:family="paragraph" style:parent-style-name="Legals">
      <style:text-properties officeooo:paragraph-rsid="0025e651"/>
    </style:style>
    <style:style style:name="P13" style:family="paragraph" style:parent-style-name="Standard">
      <style:text-properties officeooo:rsid="006f1dda" officeooo:paragraph-rsid="00302f62"/>
    </style:style>
    <style:style style:name="P14" style:family="paragraph" style:parent-style-name="Standard">
      <style:text-properties officeooo:rsid="006ea4fc" officeooo:paragraph-rsid="00302f62"/>
    </style:style>
    <style:style style:name="P15" style:family="paragraph" style:parent-style-name="Standard">
      <style:text-properties fo:language="en" fo:country="US" style:language-complex="ar" style:country-complex="SA"/>
    </style:style>
    <style:style style:name="P16" style:family="paragraph" style:parent-style-name="Standard">
      <style:text-properties fo:language="en" fo:country="US" officeooo:rsid="006308d1" officeooo:paragraph-rsid="00319dd6" style:language-complex="ar" style:country-complex="SA"/>
    </style:style>
    <style:style style:name="P17" style:family="paragraph" style:parent-style-name="Standard">
      <style:text-properties officeooo:rsid="006203b2" officeooo:paragraph-rsid="00319dd6"/>
    </style:style>
    <style:style style:name="P1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9" style:family="paragraph" style:parent-style-name="Standard">
      <style:text-properties style:font-name="Arial" fo:language="en" fo:country="US" officeooo:paragraph-rsid="0021c380" style:language-complex="ar" style:country-complex="SA"/>
    </style:style>
    <style:style style:name="P20" style:family="paragraph" style:parent-style-name="Standard">
      <style:text-properties style:font-name="Arial" fo:language="en" fo:country="US" officeooo:rsid="001febee" officeooo:paragraph-rsid="0021c380" style:language-complex="ar" style:country-complex="SA"/>
    </style:style>
    <style:style style:name="P21" style:family="paragraph" style:parent-style-name="Body">
      <style:text-properties officeooo:rsid="015a511e" officeooo:paragraph-rsid="015a511e"/>
    </style:style>
    <style:style style:name="P22" style:family="paragraph" style:parent-style-name="Body">
      <style:text-properties officeooo:rsid="015a511e" officeooo:paragraph-rsid="015a6b3a"/>
    </style:style>
    <style:style style:name="P23" style:family="paragraph" style:parent-style-name="Body">
      <style:text-properties fo:language="en" fo:country="US" style:language-complex="ar" style:country-complex="SA"/>
    </style:style>
    <style:style style:name="P24" style:family="paragraph" style:parent-style-name="Body">
      <style:text-properties fo:language="en" fo:country="US" officeooo:rsid="002d178e" officeooo:paragraph-rsid="002eb47f" style:language-complex="ar" style:country-complex="SA"/>
    </style:style>
    <style:style style:name="P25" style:family="paragraph" style:parent-style-name="Body">
      <style:text-properties fo:language="en" fo:country="US" officeooo:rsid="001febee" officeooo:paragraph-rsid="0021c380" style:language-complex="ar" style:country-complex="SA"/>
    </style:style>
    <style:style style:name="P26" style:family="paragraph" style:parent-style-name="Body">
      <style:text-properties fo:color="#ff0000" fo:language="en" fo:country="US" fo:font-style="italic" style:font-style-asian="italic" style:language-complex="ar" style:country-complex="SA"/>
    </style:style>
    <style:style style:name="P27" style:family="paragraph" style:parent-style-name="Body">
      <style:text-properties officeooo:rsid="002c21a3" officeooo:paragraph-rsid="002eb47f"/>
    </style:style>
    <style:style style:name="P28" style:family="paragraph" style:parent-style-name="Body">
      <style:text-properties officeooo:rsid="002cebf3" officeooo:paragraph-rsid="002eb47f"/>
    </style:style>
    <style:style style:name="P2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0" style:family="paragraph" style:parent-style-name="Body">
      <style:text-properties officeooo:paragraph-rsid="0021c380"/>
    </style:style>
    <style:style style:name="P31" style:family="paragraph" style:parent-style-name="Body">
      <style:text-properties officeooo:rsid="003c749f" officeooo:paragraph-rsid="003c749f"/>
    </style:style>
    <style:style style:name="P32" style:family="paragraph" style:parent-style-name="Body">
      <style:text-properties officeooo:rsid="003db593" officeooo:paragraph-rsid="003db593"/>
    </style:style>
    <style:style style:name="P33" style:family="paragraph" style:parent-style-name="Body">
      <style:text-properties officeooo:rsid="003db593" officeooo:paragraph-rsid="0176cbb3"/>
    </style:style>
    <style:style style:name="P34" style:family="paragraph" style:parent-style-name="Body">
      <style:text-properties officeooo:rsid="00483ed1" officeooo:paragraph-rsid="00483ed1"/>
    </style:style>
    <style:style style:name="P35" style:family="paragraph" style:parent-style-name="Body">
      <style:paragraph-properties fo:text-align="start" style:justify-single-word="false"/>
      <style:text-properties officeooo:rsid="015294b1" officeooo:paragraph-rsid="01546776"/>
    </style:style>
    <style:style style:name="P36" style:family="paragraph" style:parent-style-name="Body">
      <style:text-properties officeooo:rsid="015294b1" officeooo:paragraph-rsid="015294b1"/>
    </style:style>
    <style:style style:name="P37" style:family="paragraph" style:parent-style-name="Body">
      <style:paragraph-properties fo:text-align="start" style:justify-single-word="false"/>
      <style:text-properties officeooo:rsid="01546776" officeooo:paragraph-rsid="01546776"/>
    </style:style>
    <style:style style:name="P38" style:family="paragraph" style:parent-style-name="Body">
      <style:text-properties officeooo:rsid="015a6b3a" officeooo:paragraph-rsid="015a6b3a"/>
    </style:style>
    <style:style style:name="P39" style:family="paragraph" style:parent-style-name="Body">
      <style:text-properties officeooo:rsid="01687661" officeooo:paragraph-rsid="01687661"/>
    </style:style>
    <style:style style:name="P40" style:family="paragraph" style:parent-style-name="Body">
      <style:text-properties officeooo:paragraph-rsid="0176cbb3"/>
    </style:style>
    <style:style style:name="P41" style:family="paragraph" style:parent-style-name="Body">
      <style:text-properties officeooo:rsid="0176cbb3" officeooo:paragraph-rsid="0176cbb3"/>
    </style:style>
    <style:style style:name="P42" style:family="paragraph" style:parent-style-name="Body">
      <style:text-properties officeooo:rsid="0179ba49" officeooo:paragraph-rsid="0179ba49"/>
    </style:style>
    <style:style style:name="P43" style:family="paragraph" style:parent-style-name="Body">
      <style:paragraph-properties fo:text-align="start" style:justify-single-word="false"/>
      <style:text-properties officeooo:rsid="0179ba49" officeooo:paragraph-rsid="0179ba49"/>
    </style:style>
    <style:style style:name="P44" style:family="paragraph" style:parent-style-name="Body">
      <style:text-properties officeooo:rsid="017b96f6" officeooo:paragraph-rsid="017b96f6"/>
    </style:style>
    <style:style style:name="P45" style:family="paragraph" style:parent-style-name="Body">
      <style:text-properties officeooo:rsid="018bd202" officeooo:paragraph-rsid="018d6ca7"/>
    </style:style>
    <style:style style:name="P46" style:family="paragraph" style:parent-style-name="Body">
      <style:text-properties officeooo:paragraph-rsid="018d6ca7"/>
    </style:style>
    <style:style style:name="P47" style:family="paragraph" style:parent-style-name="Body">
      <style:text-properties officeooo:paragraph-rsid="018df62e"/>
    </style:style>
    <style:style style:name="P48" style:family="paragraph" style:parent-style-name="Body">
      <style:text-properties officeooo:rsid="0154bed0" officeooo:paragraph-rsid="0154bed0"/>
    </style:style>
    <style:style style:name="P49" style:family="paragraph" style:parent-style-name="Body">
      <style:text-properties officeooo:rsid="0163652e" officeooo:paragraph-rsid="0191933a"/>
    </style:style>
    <style:style style:name="P50" style:family="paragraph" style:parent-style-name="Body">
      <style:text-properties officeooo:rsid="019d87e6" officeooo:paragraph-rsid="019d87e6"/>
    </style:style>
    <style:style style:name="P51" style:family="paragraph" style:parent-style-name="Body">
      <style:text-properties officeooo:rsid="019e602e" officeooo:paragraph-rsid="019e602e"/>
    </style:style>
    <style:style style:name="P52" style:family="paragraph" style:parent-style-name="Code_20_Snipet">
      <style:paragraph-properties fo:text-align="start" style:justify-single-word="false"/>
      <style:text-properties officeooo:paragraph-rsid="01969873"/>
    </style:style>
    <style:style style:name="P53" style:family="paragraph" style:parent-style-name="Code_20_Snipet">
      <style:paragraph-properties fo:text-align="start" style:justify-single-word="false"/>
      <style:text-properties officeooo:paragraph-rsid="01970dce"/>
    </style:style>
    <style:style style:name="P54" style:family="paragraph" style:parent-style-name="Code_20_Snipet">
      <style:paragraph-properties fo:text-align="start" style:justify-single-word="false"/>
      <style:text-properties officeooo:rsid="00483ed1" officeooo:paragraph-rsid="015294b1"/>
    </style:style>
    <style:style style:name="P55" style:family="paragraph" style:parent-style-name="Code_20_Snipet">
      <style:paragraph-properties fo:text-align="start" style:justify-single-word="false"/>
      <style:text-properties officeooo:rsid="00483ed1" officeooo:paragraph-rsid="017b96f6"/>
    </style:style>
    <style:style style:name="P56" style:family="paragraph" style:parent-style-name="Code_20_Snipet">
      <style:paragraph-properties fo:text-align="start" style:justify-single-word="false"/>
      <style:text-properties officeooo:rsid="0154bed0" officeooo:paragraph-rsid="016b3ef5"/>
    </style:style>
    <style:style style:name="P5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8" style:family="paragraph" style:parent-style-name="Body">
      <style:paragraph-properties fo:orphans="2" fo:widows="2" style:writing-mode="lr-tb"/>
    </style:style>
    <style:style style:name="P5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6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61" style:family="paragraph" style:parent-style-name="Document_20_Title">
      <style:text-properties fo:language="en" fo:country="US" style:language-complex="ar" style:country-complex="SA"/>
    </style:style>
    <style:style style:name="P62" style:family="paragraph" style:parent-style-name="Document_20_Title">
      <style:text-properties fo:language="en" fo:country="US" officeooo:rsid="002da020" officeooo:paragraph-rsid="002da020" style:language-complex="ar" style:country-complex="SA"/>
    </style:style>
    <style:style style:name="P63" style:family="paragraph" style:parent-style-name="CellBody">
      <style:paragraph-properties fo:keep-with-next="always" style:snap-to-layout-grid="false"/>
      <style:text-properties fo:language="en" fo:country="US" officeooo:rsid="0032813f" officeooo:paragraph-rsid="0032813f" style:language-complex="ar" style:country-complex="SA"/>
    </style:style>
    <style:style style:name="P64" style:family="paragraph" style:parent-style-name="CellBody">
      <style:paragraph-properties fo:keep-with-next="always" style:snap-to-layout-grid="false"/>
      <style:text-properties fo:language="en" fo:country="US" style:language-complex="ar" style:country-complex="SA"/>
    </style:style>
    <style:style style:name="P6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6" style:family="paragraph" style:parent-style-name="CellBody">
      <style:paragraph-properties style:snap-to-layout-grid="false"/>
      <style:text-properties fo:language="en" fo:country="US" officeooo:rsid="0032813f" officeooo:paragraph-rsid="0032813f" style:language-complex="ar" style:country-complex="SA"/>
    </style:style>
    <style:style style:name="P67" style:family="paragraph" style:parent-style-name="CellBody">
      <style:paragraph-properties style:snap-to-layout-grid="false"/>
      <style:text-properties fo:language="en" fo:country="US" style:language-complex="ar" style:country-complex="SA"/>
    </style:style>
    <style:style style:name="P68" style:family="paragraph" style:parent-style-name="CellBody">
      <style:paragraph-properties style:snap-to-layout-grid="false"/>
      <style:text-properties fo:language="en" fo:country="US" officeooo:rsid="01900b94" officeooo:paragraph-rsid="01900b94" style:language-complex="ar" style:country-complex="SA"/>
    </style:style>
    <style:style style:name="P69" style:family="paragraph" style:parent-style-name="CellBody">
      <style:paragraph-properties style:snap-to-layout-grid="false"/>
      <style:text-properties fo:color="#ff0000" fo:language="en" fo:country="US" fo:font-style="italic" officeooo:rsid="01900b94" officeooo:paragraph-rsid="01900b94" style:font-style-asian="italic" style:language-complex="ar" style:country-complex="SA"/>
    </style:style>
    <style:style style:name="P70" style:family="paragraph" style:parent-style-name="Abstract">
      <style:text-properties fo:font-size="16pt" fo:language="en" fo:country="US" fo:font-weight="bold" style:font-size-asian="16pt" style:font-weight-asian="bold" style:language-complex="ar" style:country-complex="SA"/>
    </style:style>
    <style:style style:name="P71" style:family="paragraph" style:parent-style-name="Abstract">
      <style:text-properties fo:language="en" fo:country="US" officeooo:rsid="0028dbf1" officeooo:paragraph-rsid="002da020" style:language-complex="ar" style:country-complex="SA"/>
    </style:style>
    <style:style style:name="P72" style:family="paragraph" style:parent-style-name="Standard" style:list-style-name="L1">
      <style:paragraph-properties fo:text-align="start" style:justify-single-word="false"/>
      <style:text-properties officeooo:paragraph-rsid="00302f62"/>
    </style:style>
    <style:style style:name="P73" style:family="paragraph" style:parent-style-name="Standard" style:list-style-name="L1">
      <style:paragraph-properties fo:text-align="start" style:justify-single-word="false"/>
      <style:text-properties fo:font-weight="normal" officeooo:rsid="00f9a0ae" officeooo:paragraph-rsid="00302f62" style:font-weight-asian="normal" style:font-weight-complex="normal"/>
    </style:style>
    <style:style style:name="P74" style:family="paragraph" style:parent-style-name="Standard" style:list-style-name="L1">
      <style:paragraph-properties fo:text-align="start" style:justify-single-word="false"/>
      <style:text-properties fo:font-weight="normal" officeooo:paragraph-rsid="00302f62" style:font-weight-asian="normal" style:font-weight-complex="normal"/>
    </style:style>
    <style:style style:name="P75" style:family="paragraph" style:parent-style-name="Heading_20_1">
      <style:text-properties fo:language="en" fo:country="US" style:language-complex="ar" style:country-complex="SA"/>
    </style:style>
    <style:style style:name="P76" style:family="paragraph" style:parent-style-name="Heading_20_1">
      <style:paragraph-properties fo:break-before="page"/>
      <style:text-properties fo:language="en" fo:country="US" style:language-complex="ar" style:country-complex="SA"/>
    </style:style>
    <style:style style:name="P77" style:family="paragraph" style:parent-style-name="Heading_20_3">
      <style:text-properties officeooo:paragraph-rsid="003db593"/>
    </style:style>
    <style:style style:name="P78" style:family="paragraph" style:parent-style-name="Heading_20_3">
      <style:text-properties officeooo:paragraph-rsid="0179ba49"/>
    </style:style>
    <style:style style:name="P79" style:family="paragraph" style:parent-style-name="Heading_20_3">
      <style:text-properties officeooo:rsid="018d6ca7"/>
    </style:style>
    <style:style style:name="P80" style:family="paragraph" style:parent-style-name="Heading_20_2">
      <style:text-properties fo:language="en" fo:country="US" style:language-complex="ar" style:country-complex="SA"/>
    </style:style>
    <style:style style:name="P81" style:family="paragraph" style:parent-style-name="Heading_20_2">
      <style:text-properties fo:language="en" fo:country="US" officeooo:rsid="0021c380" officeooo:paragraph-rsid="0021c380" style:language-complex="ar" style:country-complex="SA"/>
    </style:style>
    <style:style style:name="P82" style:family="paragraph" style:parent-style-name="Heading_20_2">
      <style:text-properties fo:language="en" fo:country="US" officeooo:rsid="001febee" officeooo:paragraph-rsid="0021c380" style:language-complex="ar" style:country-complex="SA"/>
    </style:style>
    <style:style style:name="P83" style:family="paragraph" style:parent-style-name="Heading_20_2">
      <style:text-properties fo:language="en" fo:country="US" officeooo:paragraph-rsid="001febee" style:language-complex="ar" style:country-complex="SA"/>
    </style:style>
    <style:style style:name="P84" style:family="paragraph" style:parent-style-name="Heading_20_2">
      <style:text-properties officeooo:paragraph-rsid="0029d236"/>
    </style:style>
    <style:style style:name="P85" style:family="paragraph" style:parent-style-name="Heading_20_2">
      <style:text-properties officeooo:rsid="015ef3f3" officeooo:paragraph-rsid="0032658f"/>
    </style:style>
    <style:style style:name="P86" style:family="paragraph" style:parent-style-name="Heading_20_2">
      <style:text-properties officeooo:rsid="00594424" officeooo:paragraph-rsid="0032658f"/>
    </style:style>
    <style:style style:name="P87" style:family="paragraph" style:parent-style-name="Heading_20_2">
      <style:text-properties officeooo:paragraph-rsid="0032658f"/>
    </style:style>
    <style:style style:name="P88" style:family="paragraph" style:parent-style-name="Heading_20_2">
      <style:text-properties fo:font-weight="bold" officeooo:paragraph-rsid="0032658f" style:font-weight-asian="bold" style:font-weight-complex="bold"/>
    </style:style>
    <style:style style:name="P89" style:family="paragraph" style:parent-style-name="Heading_20_2">
      <style:text-properties officeooo:rsid="00329524" officeooo:paragraph-rsid="00329524"/>
    </style:style>
    <style:style style:name="P90" style:family="paragraph" style:parent-style-name="Heading_20_2">
      <style:text-properties officeooo:rsid="003c749f" officeooo:paragraph-rsid="003c749f"/>
    </style:style>
    <style:style style:name="P91" style:family="paragraph" style:parent-style-name="Heading_20_2">
      <style:text-properties officeooo:rsid="01697a1d" officeooo:paragraph-rsid="01697a1d"/>
    </style:style>
    <style:style style:name="P92" style:family="paragraph" style:parent-style-name="Heading_20_2">
      <style:text-properties officeooo:rsid="018d6ca7"/>
    </style:style>
    <style:style style:name="P93" style:family="paragraph" style:parent-style-name="Body" style:list-style-name="L1">
      <style:text-properties officeooo:rsid="00536c9d" officeooo:paragraph-rsid="00302f62"/>
    </style:style>
    <style:style style:name="P94" style:family="paragraph" style:parent-style-name="Body" style:list-style-name="L1">
      <style:paragraph-properties fo:text-align="start" style:justify-single-word="false"/>
      <style:text-properties fo:font-weight="bold" officeooo:rsid="00bfe970" officeooo:paragraph-rsid="00302f62" style:font-weight-asian="bold" style:font-weight-complex="bold"/>
    </style:style>
    <style:style style:name="P95" style:family="paragraph" style:parent-style-name="Body" style:list-style-name="L1">
      <style:paragraph-properties fo:text-align="start" style:justify-single-word="false"/>
      <style:text-properties officeooo:paragraph-rsid="015e97ba"/>
    </style:style>
    <style:style style:name="P96" style:family="paragraph" style:parent-style-name="Body" style:list-style-name="L1">
      <style:paragraph-properties fo:text-align="start" style:justify-single-word="false"/>
      <style:text-properties fo:language="en" fo:country="US" fo:font-weight="bold" officeooo:rsid="00f83892" officeooo:paragraph-rsid="00302f62" style:font-weight-asian="bold" style:language-complex="ar" style:country-complex="SA" style:font-weight-complex="bold"/>
    </style:style>
    <style:style style:name="P97" style:family="paragraph" style:parent-style-name="Body" style:list-style-name="L2">
      <style:text-properties officeooo:paragraph-rsid="0032658f"/>
    </style:style>
    <style:style style:name="P98" style:family="paragraph" style:parent-style-name="Body" style:list-style-name="L2">
      <style:text-properties officeooo:rsid="014eb1da" officeooo:paragraph-rsid="0032658f"/>
    </style:style>
    <style:style style:name="P99" style:family="paragraph" style:parent-style-name="Body" style:list-style-name="L2">
      <style:text-properties officeooo:rsid="0038251b" officeooo:paragraph-rsid="0032658f"/>
    </style:style>
    <style:style style:name="P100" style:family="paragraph" style:parent-style-name="Body" style:list-style-name="L2">
      <style:text-properties officeooo:rsid="0057cee2" officeooo:paragraph-rsid="0032658f"/>
    </style:style>
    <style:style style:name="P101" style:family="paragraph" style:parent-style-name="Body" style:list-style-name="L2">
      <style:text-properties officeooo:rsid="004f5eeb" officeooo:paragraph-rsid="0032658f"/>
    </style:style>
    <style:style style:name="P102" style:family="paragraph" style:parent-style-name="Body" style:list-style-name="L2">
      <style:text-properties officeooo:rsid="003a16f0" officeooo:paragraph-rsid="0032658f"/>
    </style:style>
    <style:style style:name="P103" style:family="paragraph" style:parent-style-name="Body" style:list-style-name="L2">
      <style:text-properties officeooo:rsid="003969d9" officeooo:paragraph-rsid="0032658f"/>
    </style:style>
    <style:style style:name="P104" style:family="paragraph" style:parent-style-name="Body" style:list-style-name="L2">
      <style:text-properties officeooo:rsid="00638c67" officeooo:paragraph-rsid="0032658f"/>
    </style:style>
    <style:style style:name="P105" style:family="paragraph" style:parent-style-name="Body" style:list-style-name="L2">
      <style:text-properties officeooo:rsid="003b7e3f" officeooo:paragraph-rsid="0032658f"/>
    </style:style>
    <style:style style:name="P106" style:family="paragraph" style:parent-style-name="Body" style:list-style-name="L3">
      <style:text-properties officeooo:paragraph-rsid="0191933a"/>
    </style:style>
    <style:style style:name="P107" style:family="paragraph" style:parent-style-name="Body" style:list-style-name="L2">
      <style:text-properties officeooo:rsid="00401f67" officeooo:paragraph-rsid="0032658f"/>
    </style:style>
    <style:style style:name="P108" style:family="paragraph" style:parent-style-name="Body" style:list-style-name="L4">
      <style:text-properties officeooo:paragraph-rsid="0032658f"/>
    </style:style>
    <style:style style:name="P109" style:family="paragraph" style:parent-style-name="Body" style:list-style-name="L5">
      <style:text-properties officeooo:rsid="00329524" officeooo:paragraph-rsid="00329524"/>
    </style:style>
    <style:style style:name="P110" style:family="paragraph" style:parent-style-name="Body">
      <style:text-properties officeooo:rsid="00329524" officeooo:paragraph-rsid="00329524"/>
    </style:style>
    <style:style style:name="P111" style:family="paragraph" style:parent-style-name="Body" style:list-style-name="L6">
      <style:text-properties officeooo:rsid="003c749f" officeooo:paragraph-rsid="0151c3b0"/>
    </style:style>
    <style:style style:name="P112" style:family="paragraph" style:parent-style-name="Body">
      <style:text-properties officeooo:rsid="019bc156" officeooo:paragraph-rsid="0179ba49"/>
    </style:style>
    <style:style style:name="P113" style:family="paragraph" style:parent-style-name="Body">
      <style:text-properties fo:color="#000000" style:font-name="Arial" fo:font-size="10pt" fo:language="en" fo:country="US" officeooo:rsid="018bd202" officeooo:paragraph-rsid="018d6ca7" style:font-name-asian="Times New Roman" style:font-size-asian="10pt" style:font-name-complex="Times New Roman" style:font-size-complex="10pt" style:language-complex="ar" style:country-complex="SA"/>
    </style:style>
    <style:style style:name="P114" style:family="paragraph" style:parent-style-name="Body">
      <style:text-properties fo:color="#000000" style:font-name="Arial" fo:font-size="10pt" fo:language="en" fo:country="US" officeooo:rsid="019e602e" officeooo:paragraph-rsid="019e602e" style:font-name-asian="Times New Roman" style:font-size-asian="10pt" style:font-name-complex="Times New Roman" style:font-size-complex="10pt" style:language-complex="ar" style:country-complex="SA"/>
    </style:style>
    <style:style style:name="P115" style:family="paragraph" style:parent-style-name="Body">
      <style:text-properties fo:color="#000000" style:font-name="Arial" fo:font-size="10pt" fo:language="en" fo:country="US" officeooo:rsid="019d87e6" officeooo:paragraph-rsid="019d87e6" style:font-name-asian="Times New Roman" style:font-size-asian="10pt" style:font-name-complex="Times New Roman" style:font-size-complex="10pt" style:language-complex="ar" style:country-complex="SA"/>
    </style:style>
    <style:style style:name="P116" style:family="paragraph" style:parent-style-name="Body">
      <style:text-properties officeooo:paragraph-rsid="015294b1"/>
    </style:style>
    <style:style style:name="P117" style:family="paragraph" style:parent-style-name="Body">
      <style:text-properties officeooo:paragraph-rsid="0032658f"/>
    </style:style>
    <style:style style:name="P118" style:family="paragraph" style:parent-style-name="Body">
      <style:text-properties officeooo:rsid="015a511e" officeooo:paragraph-rsid="015a511e"/>
    </style:style>
    <style:style style:name="P119" style:family="paragraph" style:parent-style-name="Body">
      <style:text-properties officeooo:rsid="015a511e" officeooo:paragraph-rsid="015a6b3a"/>
    </style:style>
    <style:style style:name="P12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1" style:family="paragraph" style:parent-style-name="CellBody">
      <style:paragraph-properties style:snap-to-layout-grid="false"/>
      <style:text-properties fo:color="#ff0000" fo:language="en" fo:country="US" fo:font-style="italic" officeooo:rsid="01900b94" officeooo:paragraph-rsid="01900b94" style:font-style-asian="italic" style:language-complex="ar" style:country-complex="SA"/>
    </style:style>
    <style:style style:name="P122" style:family="paragraph" style:parent-style-name="CellBody">
      <style:paragraph-properties style:snap-to-layout-grid="false"/>
      <style:text-properties fo:color="#ff0000" fo:language="en" fo:country="US" fo:font-style="italic" officeooo:rsid="04cd872d" officeooo:paragraph-rsid="04cd872d" style:font-style-asian="italic" style:language-complex="ar" style:country-complex="SA"/>
    </style:style>
    <style:style style:name="P123" style:family="paragraph" style:parent-style-name="CellBody">
      <style:paragraph-properties style:snap-to-layout-grid="false"/>
      <style:text-properties fo:language="en" fo:country="US" officeooo:rsid="04cd872d" officeooo:paragraph-rsid="04cd872d" style:language-complex="ar" style:country-complex="SA"/>
    </style:style>
    <style:style style:name="P124" style:family="paragraph" style:parent-style-name="Code_20_Snipet">
      <style:paragraph-properties fo:text-align="start" style:justify-single-word="false"/>
      <style:text-properties officeooo:paragraph-rsid="01969873"/>
    </style:style>
    <style:style style:name="P125" style:family="paragraph" style:parent-style-name="Code_20_Snipet">
      <style:paragraph-properties fo:text-align="start" style:justify-single-word="false"/>
      <style:text-properties officeooo:rsid="00483ed1" officeooo:paragraph-rsid="015294b1"/>
    </style:style>
    <style:style style:name="P126" style:family="paragraph" style:parent-style-name="Code_20_Snipet">
      <style:paragraph-properties fo:text-align="start" style:justify-single-word="false"/>
      <style:text-properties officeooo:rsid="0154bed0" officeooo:paragraph-rsid="016b3ef5"/>
    </style:style>
    <style:style style:name="P127" style:family="paragraph" style:parent-style-name="Definition_20_Term">
      <style:text-properties fo:language="en" fo:country="US" style:language-complex="ar" style:country-complex="SA"/>
    </style:style>
    <style:style style:name="T1" style:family="text">
      <style:text-properties fo:font-weight="bold" officeooo:rsid="01449af0" style:font-weight-asian="bold" style:font-weight-complex="bold"/>
    </style:style>
    <style:style style:name="T2" style:family="text">
      <style:text-properties fo:font-weight="bold" officeooo:rsid="01466e15" style:font-weight-asian="bold" style:font-weight-complex="bold"/>
    </style:style>
    <style:style style:name="T3" style:family="text">
      <style:text-properties style:font-name="Consolas"/>
    </style:style>
    <style:style style:name="T4" style:family="text">
      <style:text-properties officeooo:rsid="00fabce0"/>
    </style:style>
    <style:style style:name="T5" style:family="text">
      <style:text-properties officeooo:rsid="00f9a0ae"/>
    </style:style>
    <style:style style:name="T6" style:family="text">
      <style:text-properties style:font-name="Consolas" officeooo:rsid="00fabce0"/>
    </style:style>
    <style:style style:name="T7" style:family="text">
      <style:text-properties style:font-name="Consolas" fo:font-weight="normal" officeooo:rsid="01547292"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32cdcc" style:font-weight-asian="normal" style:font-weight-complex="normal"/>
    </style:style>
    <style:style style:name="T10" style:family="text">
      <style:text-properties officeooo:rsid="01969873"/>
    </style:style>
    <style:style style:name="T11" style:family="text">
      <style:text-properties officeooo:rsid="0151c3b0"/>
    </style:style>
    <style:style style:name="T12" style:family="text">
      <style:text-properties officeooo:rsid="003db593"/>
    </style:style>
    <style:style style:name="T13" style:family="text">
      <style:text-properties officeooo:rsid="015908db"/>
    </style:style>
    <style:style style:name="T14" style:family="text">
      <style:text-properties officeooo:rsid="015a6b3a"/>
    </style:style>
    <style:style style:name="T15" style:family="text">
      <style:text-properties officeooo:rsid="001febee"/>
    </style:style>
    <style:style style:name="T16" style:family="text">
      <style:text-properties fo:font-weight="bold" style:font-weight-asian="bold" style:font-weight-complex="bold"/>
    </style:style>
    <style:style style:name="T17" style:family="text">
      <style:text-properties fo:font-weight="bold" officeooo:rsid="01449af0" style:font-weight-asian="bold" style:font-weight-complex="bold"/>
    </style:style>
    <style:style style:name="T18" style:family="text">
      <style:text-properties fo:font-weight="bold" officeooo:rsid="01466e15" style:font-weight-asian="bold" style:font-weight-complex="bold"/>
    </style:style>
    <style:style style:name="T19" style:family="text">
      <style:text-properties fo:font-weight="bold" officeooo:rsid="00a72a7f" style:font-weight-asian="bold" style:font-weight-complex="bold"/>
    </style:style>
    <style:style style:name="T20" style:family="text">
      <style:text-properties fo:font-weight="bold" officeooo:rsid="01547292" style:font-weight-asian="bold" style:font-weight-complex="bold"/>
    </style:style>
    <style:style style:name="T21" style:family="text">
      <style:text-properties fo:font-weight="bold" officeooo:rsid="004d663b" style:font-weight-asian="bold" style:font-weight-complex="bold"/>
    </style:style>
    <style:style style:name="T22" style:family="text">
      <style:text-properties fo:font-weight="bold" officeooo:rsid="003ddd2e" style:font-weight-asian="bold" style:font-weight-complex="bold"/>
    </style:style>
    <style:style style:name="T23" style:family="text">
      <style:text-properties fo:font-weight="bold" officeooo:rsid="00638c67" style:font-weight-asian="bold" style:font-weight-complex="bold"/>
    </style:style>
    <style:style style:name="T24" style:family="text">
      <style:text-properties fo:font-weight="bold" officeooo:rsid="003f3d31" style:font-weight-asian="bold" style:font-weight-complex="bold"/>
    </style:style>
    <style:style style:name="T25" style:family="text">
      <style:text-properties fo:font-weight="bold" officeooo:rsid="00594424" style:font-weight-asian="bold" style:font-weight-complex="bold"/>
    </style:style>
    <style:style style:name="T26" style:family="text">
      <style:text-properties fo:font-weight="bold" officeooo:rsid="005074cb" style:font-weight-asian="bold" style:font-weight-complex="bold"/>
    </style:style>
    <style:style style:name="T27" style:family="text">
      <style:text-properties fo:font-weight="bold" officeooo:rsid="004a34fc" style:font-weight-asian="bold" style:font-weight-complex="bold"/>
    </style:style>
    <style:style style:name="T28" style:family="text">
      <style:text-properties fo:font-weight="bold" officeooo:rsid="005c8c85" style:font-weight-asian="bold" style:font-weight-complex="bold"/>
    </style:style>
    <style:style style:name="T29" style:family="text">
      <style:text-properties fo:font-weight="bold" officeooo:rsid="0054ae3e" style:font-weight-asian="bold" style:font-weight-complex="bold"/>
    </style:style>
    <style:style style:name="T30" style:family="text">
      <style:text-properties fo:font-weight="bold" officeooo:rsid="0032658f" style:font-weight-asian="bold" style:font-weight-complex="bold"/>
    </style:style>
    <style:style style:name="T31" style:family="text">
      <style:text-properties fo:font-weight="bold" officeooo:rsid="0171da36"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fabce0" style:font-weight-asian="normal" style:font-weight-complex="normal"/>
    </style:style>
    <style:style style:name="T34" style:family="text">
      <style:text-properties fo:font-weight="normal" officeooo:rsid="0032cdcc" style:font-weight-asian="normal" style:font-weight-complex="normal"/>
    </style:style>
    <style:style style:name="T35" style:family="text">
      <style:text-properties fo:font-weight="normal" officeooo:rsid="0121d62f" style:font-weight-asian="normal" style:font-weight-complex="normal"/>
    </style:style>
    <style:style style:name="T36" style:family="text">
      <style:text-properties fo:font-weight="normal" officeooo:rsid="00fdc13d" style:font-weight-asian="normal" style:font-weight-complex="normal"/>
    </style:style>
    <style:style style:name="T37" style:family="text">
      <style:text-properties fo:font-weight="normal" officeooo:rsid="0123405e" style:font-weight-asian="normal" style:font-weight-complex="normal"/>
    </style:style>
    <style:style style:name="T38" style:family="text">
      <style:text-properties fo:font-weight="normal" officeooo:rsid="00d506bd" style:font-weight-asian="normal" style:font-weight-complex="normal"/>
    </style:style>
    <style:style style:name="T39" style:family="text">
      <style:text-properties fo:font-weight="normal" officeooo:rsid="01361afd" style:font-weight-asian="normal" style:font-weight-complex="normal"/>
    </style:style>
    <style:style style:name="T40" style:family="text">
      <style:text-properties fo:font-weight="normal" officeooo:rsid="0121ecc2" style:font-weight-asian="normal" style:font-weight-complex="normal"/>
    </style:style>
    <style:style style:name="T41" style:family="text">
      <style:text-properties fo:font-weight="normal" officeooo:rsid="01547292" style:font-weight-asian="normal" style:font-weight-complex="normal"/>
    </style:style>
    <style:style style:name="T42" style:family="text">
      <style:text-properties fo:font-weight="normal" officeooo:rsid="005ab07e" style:font-weight-asian="normal" style:font-weight-complex="normal"/>
    </style:style>
    <style:style style:name="T43" style:family="text">
      <style:text-properties fo:font-weight="normal" officeooo:rsid="014fa366" style:font-weight-asian="normal" style:font-weight-complex="normal"/>
    </style:style>
    <style:style style:name="T44" style:family="text">
      <style:text-properties fo:font-weight="normal" officeooo:rsid="010c21d5" style:font-weight-asian="normal" style:font-weight-complex="normal"/>
    </style:style>
    <style:style style:name="T45" style:family="text">
      <style:text-properties fo:font-weight="normal" officeooo:rsid="009fb34e" style:font-weight-asian="normal" style:font-weight-complex="normal"/>
    </style:style>
    <style:style style:name="T46" style:family="text">
      <style:text-properties fo:font-weight="normal" officeooo:rsid="004d663b" style:font-weight-asian="normal" style:font-weight-complex="normal"/>
    </style:style>
    <style:style style:name="T47" style:family="text">
      <style:text-properties fo:font-weight="normal" officeooo:rsid="00c911f0" style:font-weight-asian="normal" style:font-weight-complex="normal"/>
    </style:style>
    <style:style style:name="T48" style:family="text">
      <style:text-properties fo:font-weight="normal" officeooo:rsid="003ddd2e" style:font-weight-asian="normal" style:font-weight-complex="normal"/>
    </style:style>
    <style:style style:name="T49" style:family="text">
      <style:text-properties fo:font-weight="normal" officeooo:rsid="003e5432" style:font-weight-asian="normal" style:font-weight-complex="normal"/>
    </style:style>
    <style:style style:name="T50" style:family="text">
      <style:text-properties fo:font-weight="normal" officeooo:rsid="010527fa" style:font-weight-asian="normal" style:font-weight-complex="normal"/>
    </style:style>
    <style:style style:name="T51" style:family="text">
      <style:text-properties fo:font-weight="normal" officeooo:rsid="00be816d" style:font-weight-asian="normal" style:font-weight-complex="normal"/>
    </style:style>
    <style:style style:name="T52" style:family="text">
      <style:text-properties fo:font-weight="normal" officeooo:rsid="01062a01" style:font-weight-asian="normal" style:font-weight-complex="normal"/>
    </style:style>
    <style:style style:name="T53" style:family="text">
      <style:text-properties fo:font-weight="normal" officeooo:rsid="0107f255" style:font-weight-asian="normal" style:font-weight-complex="normal"/>
    </style:style>
    <style:style style:name="T54" style:family="text">
      <style:text-properties fo:font-weight="normal" officeooo:rsid="010e8df1" style:font-weight-asian="normal" style:font-weight-complex="normal"/>
    </style:style>
    <style:style style:name="T55" style:family="text">
      <style:text-properties fo:font-weight="normal" officeooo:rsid="01098667" style:font-weight-asian="normal" style:font-weight-complex="normal"/>
    </style:style>
    <style:style style:name="T56" style:family="text">
      <style:text-properties fo:font-weight="normal" officeooo:rsid="01251fbd" style:font-weight-asian="normal" style:font-weight-complex="normal"/>
    </style:style>
    <style:style style:name="T57" style:family="text">
      <style:text-properties fo:font-weight="normal" officeooo:rsid="003b7e3f" style:font-weight-asian="normal" style:font-weight-complex="normal"/>
    </style:style>
    <style:style style:name="T58" style:family="text">
      <style:text-properties fo:font-weight="normal" officeooo:rsid="010fee32" style:font-weight-asian="normal" style:font-weight-complex="normal"/>
    </style:style>
    <style:style style:name="T59" style:family="text">
      <style:text-properties fo:font-weight="normal" officeooo:rsid="005ae714" style:font-weight-asian="normal" style:font-weight-complex="normal"/>
    </style:style>
    <style:style style:name="T60" style:family="text">
      <style:text-properties fo:font-weight="normal" officeooo:rsid="0154579f" style:font-weight-asian="normal" style:font-weight-complex="normal"/>
    </style:style>
    <style:style style:name="T61" style:family="text">
      <style:text-properties fo:font-weight="normal" officeooo:rsid="005bb1f1" style:font-weight-asian="normal" style:font-weight-complex="normal"/>
    </style:style>
    <style:style style:name="T62" style:family="text">
      <style:text-properties fo:font-weight="normal" officeooo:rsid="003f3d31" style:font-weight-asian="normal" style:font-weight-complex="normal"/>
    </style:style>
    <style:style style:name="T63" style:family="text">
      <style:text-properties fo:font-weight="normal" officeooo:rsid="005c8c85" style:font-weight-asian="normal" style:font-weight-complex="normal"/>
    </style:style>
    <style:style style:name="T64" style:family="text">
      <style:text-properties fo:font-weight="normal" officeooo:rsid="00594424" style:font-weight-asian="normal" style:font-weight-complex="normal"/>
    </style:style>
    <style:style style:name="T65" style:family="text">
      <style:text-properties fo:font-weight="normal" officeooo:rsid="005074cb" style:font-weight-asian="normal" style:font-weight-complex="normal"/>
    </style:style>
    <style:style style:name="T66" style:family="text">
      <style:text-properties fo:font-weight="normal" officeooo:rsid="004a34fc" style:font-weight-asian="normal" style:font-weight-complex="normal"/>
    </style:style>
    <style:style style:name="T67" style:family="text">
      <style:text-properties fo:font-weight="normal" officeooo:rsid="00c456eb" style:font-weight-asian="normal" style:font-weight-complex="normal"/>
    </style:style>
    <style:style style:name="T68" style:family="text">
      <style:text-properties fo:font-weight="normal" officeooo:rsid="005c9140" style:font-weight-asian="normal" style:font-weight-complex="normal"/>
    </style:style>
    <style:style style:name="T69" style:family="text">
      <style:text-properties fo:font-weight="normal" officeooo:rsid="011edff1" style:font-weight-asian="normal" style:font-weight-complex="normal"/>
    </style:style>
    <style:style style:name="T70" style:family="text">
      <style:text-properties fo:font-weight="normal" officeooo:rsid="00c5bfe2" style:font-weight-asian="normal" style:font-weight-complex="normal"/>
    </style:style>
    <style:style style:name="T71" style:family="text">
      <style:text-properties fo:font-weight="normal" officeooo:rsid="0120d288" style:font-weight-asian="normal" style:font-weight-complex="normal"/>
    </style:style>
    <style:style style:name="T72" style:family="text">
      <style:text-properties fo:font-weight="normal" officeooo:rsid="0171da36" style:font-weight-asian="normal" style:font-weight-complex="normal"/>
    </style:style>
    <style:style style:name="T73" style:family="text">
      <style:text-properties fo:font-weight="normal" officeooo:rsid="0191933a" style:font-weight-asian="normal" style:font-weight-complex="normal"/>
    </style:style>
    <style:style style:name="T74" style:family="text">
      <style:text-properties style:font-name="Consolas"/>
    </style:style>
    <style:style style:name="T75" style:family="text">
      <style:text-properties style:font-name="Consolas" fo:font-weight="normal" style:font-weight-asian="normal" style:font-weight-complex="normal"/>
    </style:style>
    <style:style style:name="T76" style:family="text">
      <style:text-properties style:font-name="Consolas" fo:font-weight="normal" officeooo:rsid="01547292" style:font-weight-asian="normal" style:font-weight-complex="normal"/>
    </style:style>
    <style:style style:name="T77" style:family="text">
      <style:text-properties style:font-name="Consolas" fo:font-weight="normal" officeooo:rsid="00fdc13d" style:font-weight-asian="normal" style:font-weight-complex="normal"/>
    </style:style>
    <style:style style:name="T78" style:family="text">
      <style:text-properties style:font-name="Consolas" fo:font-weight="normal" officeooo:rsid="0121d62f" style:font-weight-asian="normal" style:font-weight-complex="normal"/>
    </style:style>
    <style:style style:name="T79" style:family="text">
      <style:text-properties style:font-name="Consolas" fo:font-weight="normal" officeooo:rsid="0120d288" style:font-weight-asian="normal" style:font-weight-complex="normal"/>
    </style:style>
    <style:style style:name="T80" style:family="text">
      <style:text-properties style:font-name="Consolas" officeooo:rsid="01142773"/>
    </style:style>
    <style:style style:name="T81" style:family="text">
      <style:text-properties style:font-name="Consolas" officeooo:rsid="00fabce0"/>
    </style:style>
    <style:style style:name="T82" style:family="text">
      <style:text-properties officeooo:rsid="01969873"/>
    </style:style>
    <style:style style:name="T83" style:family="text">
      <style:text-properties officeooo:rsid="0179ba49"/>
    </style:style>
    <style:style style:name="T84" style:family="text">
      <style:text-properties officeooo:rsid="0151c3b0"/>
    </style:style>
    <style:style style:name="T85" style:family="text">
      <style:text-properties officeooo:rsid="003db593"/>
    </style:style>
    <style:style style:name="T86" style:family="text">
      <style:text-properties officeooo:rsid="015908db"/>
    </style:style>
    <style:style style:name="T87" style:family="text">
      <style:text-properties officeooo:rsid="015a6b3a"/>
    </style:style>
    <style:style style:name="T88" style:family="text">
      <style:text-properties fo:font-size="14pt" fo:font-weight="normal" style:font-size-asian="14pt" style:font-weight-asian="normal"/>
    </style:style>
    <style:style style:name="T89" style:family="text">
      <style:text-properties fo:color="#ff0000" fo:font-size="10pt" fo:font-style="italic" fo:font-weight="normal" style:font-size-asian="10pt" style:font-style-asian="italic" style:font-weight-asian="normal"/>
    </style:style>
    <style:style style:name="T90" style:family="text">
      <style:text-properties fo:color="#ff0000" fo:font-size="10pt" fo:font-style="italic" fo:font-weight="normal" officeooo:rsid="00238235" style:font-size-asian="10pt" style:font-style-asian="italic" style:font-weight-asian="normal"/>
    </style:style>
    <style:style style:name="T9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92" style:family="text">
      <style:text-properties fo:color="#ff0000" fo:font-style="italic" style:font-style-asian="italic"/>
    </style:style>
    <style:style style:name="T93" style:family="text">
      <style:text-properties fo:color="#ff0000" fo:font-style="italic" fo:font-weight="bold" style:font-style-asian="italic" style:font-weight-asian="bold"/>
    </style:style>
    <style:style style:name="T94" style:family="text">
      <style:text-properties fo:language="en" fo:country="US" style:language-complex="ar" style:country-complex="SA"/>
    </style:style>
    <style:style style:name="T95" style:family="text">
      <style:text-properties fo:language="en" fo:country="US" officeooo:rsid="001febee" style:language-complex="ar" style:country-complex="SA"/>
    </style:style>
    <style:style style:name="T96" style:family="text">
      <style:text-properties fo:language="en" fo:country="US" fo:font-weight="normal" style:font-weight-asian="normal" style:font-weight-complex="normal"/>
    </style:style>
    <style:style style:name="T97" style:family="text">
      <style:text-properties style:font-name="Courier New"/>
    </style:style>
    <style:style style:name="T98" style:family="text">
      <style:text-properties fo:color="#000000" style:font-name="Arial" fo:font-size="10pt" fo:language="en" fo:country="US" fo:font-weight="normal" officeooo:rsid="0191933a" style:font-name-asian="Times New Roman" style:font-size-asian="10pt" style:font-weight-asian="normal" style:font-name-complex="Times New Roman" style:font-size-complex="10pt" style:language-complex="ar" style:country-complex="SA" style:font-weight-complex="normal"/>
    </style:style>
    <style:style style:name="T99" style:family="text">
      <style:text-properties fo:color="#000000" style:font-name="Arial" fo:font-size="10pt" fo:language="en" fo:country="US" fo:font-weight="normal" officeooo:rsid="0192b355" style:font-name-asian="Times New Roman" style:font-size-asian="10pt" style:font-weight-asian="normal" style:font-name-complex="Times New Roman" style:font-size-complex="10pt" style:language-complex="ar" style:country-complex="SA" style:font-weight-complex="normal"/>
    </style:style>
    <style:style style:name="T10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1" style:family="text">
      <style:text-properties fo:color="#000000" style:font-name="Arial" fo:font-size="10pt" fo:language="en" fo:country="US" officeooo:rsid="018bd202" style:font-name-asian="Times New Roman" style:font-size-asian="10pt" style:font-name-complex="Times New Roman" style:font-size-complex="10pt" style:language-complex="ar" style:country-complex="SA"/>
    </style:style>
    <style:style style:name="T102" style:family="text">
      <style:text-properties fo:color="#000000" style:font-name="Arial" fo:font-size="10pt" fo:language="en" fo:country="US" officeooo:rsid="018d6ca7" style:font-name-asian="Times New Roman" style:font-size-asian="10pt" style:font-name-complex="Times New Roman" style:font-size-complex="10pt" style:language-complex="ar" style:country-complex="SA"/>
    </style:style>
    <style:style style:name="T103" style:family="text">
      <style:text-properties officeooo:rsid="002da020"/>
    </style:style>
    <style:style style:name="T104" style:family="text">
      <style:text-properties officeooo:rsid="003a16f0"/>
    </style:style>
    <style:style style:name="T105" style:family="text">
      <style:text-properties officeooo:rsid="012cd3db"/>
    </style:style>
    <style:style style:name="T106" style:family="text">
      <style:text-properties officeooo:rsid="008e9ea4"/>
    </style:style>
    <style:style style:name="T107" style:family="text">
      <style:text-properties officeooo:rsid="00307388"/>
    </style:style>
    <style:style style:name="T108" style:family="text">
      <style:text-properties officeooo:rsid="00314bb7"/>
    </style:style>
    <style:style style:name="T109" style:family="text">
      <style:text-properties officeooo:rsid="003a4833"/>
    </style:style>
    <style:style style:name="T110" style:family="text">
      <style:text-properties officeooo:rsid="002eb47f"/>
    </style:style>
    <style:style style:name="T111" style:family="text">
      <style:text-properties officeooo:rsid="00817501"/>
    </style:style>
    <style:style style:name="T112" style:family="text">
      <style:text-properties officeooo:rsid="00dfcb97"/>
    </style:style>
    <style:style style:name="T113" style:family="text">
      <style:text-properties officeooo:rsid="0083720c"/>
    </style:style>
    <style:style style:name="T114" style:family="text">
      <style:text-properties officeooo:rsid="00851722"/>
    </style:style>
    <style:style style:name="T115" style:family="text">
      <style:text-properties officeooo:rsid="00870e4d"/>
    </style:style>
    <style:style style:name="T116" style:family="text">
      <style:text-properties officeooo:rsid="012fdeda"/>
    </style:style>
    <style:style style:name="T117" style:family="text">
      <style:text-properties officeooo:rsid="0131dda0"/>
    </style:style>
    <style:style style:name="T118" style:family="text">
      <style:text-properties officeooo:rsid="00d780a9"/>
    </style:style>
    <style:style style:name="T119" style:family="text">
      <style:text-properties officeooo:rsid="0130f5c4"/>
    </style:style>
    <style:style style:name="T120" style:family="text">
      <style:text-properties officeooo:rsid="00dcdf3f"/>
    </style:style>
    <style:style style:name="T121" style:family="text">
      <style:text-properties officeooo:rsid="0080d980"/>
    </style:style>
    <style:style style:name="T122" style:family="text">
      <style:text-properties fo:font-style="normal" fo:font-weight="normal" officeooo:rsid="0121d62f"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color="#ce181e" fo:font-style="italic" officeooo:rsid="00cb9496" style:font-style-asian="italic" style:font-style-complex="italic"/>
    </style:style>
    <style:style style:name="T125" style:family="text">
      <style:text-properties fo:color="#ce181e" fo:font-style="italic" fo:font-weight="normal" style:font-style-asian="italic" style:font-weight-asian="normal" style:font-style-complex="italic" style:font-weight-complex="normal"/>
    </style:style>
    <style:style style:name="T126" style:family="text">
      <style:text-properties fo:color="#ce181e" fo:font-style="italic" fo:font-weight="normal" officeooo:rsid="00cb9496" style:font-style-asian="italic" style:font-weight-asian="normal" style:font-style-complex="italic" style:font-weight-complex="normal"/>
    </style:style>
    <style:style style:name="T127" style:family="text">
      <style:text-properties officeooo:rsid="00a2a60e"/>
    </style:style>
    <style:style style:name="T128" style:family="text">
      <style:text-properties officeooo:rsid="00a72a7f"/>
    </style:style>
    <style:style style:name="T129" style:family="text">
      <style:text-properties officeooo:rsid="00f49381"/>
    </style:style>
    <style:style style:name="T130" style:family="text">
      <style:text-properties officeooo:rsid="00f5a599"/>
    </style:style>
    <style:style style:name="T131" style:family="text">
      <style:text-properties officeooo:rsid="00e947f8"/>
    </style:style>
    <style:style style:name="T132" style:family="text">
      <style:text-properties officeooo:rsid="006308d1"/>
    </style:style>
    <style:style style:name="T133" style:family="text">
      <style:text-properties officeooo:rsid="00e43424"/>
    </style:style>
    <style:style style:name="T134" style:family="text">
      <style:text-properties officeooo:rsid="0032658f"/>
    </style:style>
    <style:style style:name="T135" style:family="text">
      <style:text-properties officeooo:rsid="01547292"/>
    </style:style>
    <style:style style:name="T136" style:family="text">
      <style:text-properties officeooo:rsid="009cfc55"/>
    </style:style>
    <style:style style:name="T137" style:family="text">
      <style:text-properties officeooo:rsid="009df6a1"/>
    </style:style>
    <style:style style:name="T138" style:family="text">
      <style:text-properties officeooo:rsid="014fa366"/>
    </style:style>
    <style:style style:name="T139" style:family="text">
      <style:text-properties officeooo:rsid="00c7e85d"/>
    </style:style>
    <style:style style:name="T140" style:family="text">
      <style:text-properties officeooo:rsid="011289ba"/>
    </style:style>
    <style:style style:name="T141" style:family="text">
      <style:text-properties officeooo:rsid="01157fa1"/>
    </style:style>
    <style:style style:name="T142" style:family="text">
      <style:text-properties officeooo:rsid="0054ae3e"/>
    </style:style>
    <style:style style:name="T143" style:family="text">
      <style:text-properties officeooo:rsid="003ddd2e"/>
    </style:style>
    <style:style style:name="T144" style:family="text">
      <style:text-properties officeooo:rsid="010a7c85"/>
    </style:style>
    <style:style style:name="T145" style:family="text">
      <style:text-properties officeooo:rsid="004a34fc"/>
    </style:style>
    <style:style style:name="T146" style:family="text">
      <style:text-properties officeooo:rsid="010d81d6"/>
    </style:style>
    <style:style style:name="T147" style:family="text">
      <style:text-properties officeooo:rsid="00638c67"/>
    </style:style>
    <style:style style:name="T148" style:family="text">
      <style:text-properties officeooo:rsid="01142773"/>
    </style:style>
    <style:style style:name="T149" style:family="text">
      <style:text-properties officeooo:rsid="01445d31"/>
    </style:style>
    <style:style style:name="T150" style:family="text">
      <style:text-properties officeooo:rsid="011af5d8"/>
    </style:style>
    <style:style style:name="T151" style:family="text">
      <style:text-properties officeooo:rsid="0127e37b"/>
    </style:style>
    <style:style style:name="T152" style:family="text">
      <style:text-properties officeooo:rsid="014499f9"/>
    </style:style>
    <style:style style:name="T153" style:family="text">
      <style:text-properties officeooo:rsid="00594424"/>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officeooo:rsid="01546776"/>
    </style:style>
    <style:style style:name="T156" style:family="text">
      <style:text-properties officeooo:rsid="0154bed0"/>
    </style:style>
    <style:style style:name="T157" style:family="text">
      <style:text-properties officeooo:rsid="0159d50a"/>
    </style:style>
    <style:style style:name="T158" style:family="text">
      <style:text-properties officeooo:rsid="01697a1d"/>
    </style:style>
    <style:style style:name="T159" style:family="text">
      <style:text-properties officeooo:rsid="0176cbb3"/>
    </style:style>
    <style:style style:name="T160" style:family="text">
      <style:text-properties officeooo:rsid="015294b1"/>
    </style:style>
    <style:style style:name="T161" style:family="text">
      <style:text-properties officeooo:rsid="017b96f6"/>
    </style:style>
    <style:style style:name="T162" style:family="text">
      <style:text-properties officeooo:rsid="0185f4cf"/>
    </style:style>
    <style:style style:name="T163" style:family="text">
      <style:text-properties officeooo:rsid="018bb775"/>
    </style:style>
    <style:style style:name="T164" style:family="text">
      <style:text-properties officeooo:rsid="018d6ca7"/>
    </style:style>
    <style:style style:name="T165" style:family="text">
      <style:text-properties officeooo:rsid="0192321b"/>
    </style:style>
    <style:style style:name="T166" style:family="text">
      <style:text-properties officeooo:rsid="019769f4"/>
    </style:style>
    <style:style style:name="T167" style:family="text">
      <style:text-properties officeooo:rsid="00fabce0"/>
    </style:style>
    <style:style style:name="T168" style:family="text">
      <style:text-properties officeooo:rsid="00f9a0ae"/>
    </style:style>
    <style:style style:name="T169" style:family="text">
      <style:text-properties officeooo:rsid="04cd87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018643583808" text:id="ct94018643583808">
          <text:deletion>
            <office:change-info>
              <dc:creator>Unknown Author</dc:creator>
              <dc:date>2019-11-20T10:29:29</dc:date>
            </office:change-info>
            <text:list xml:id="list2882921734" text:style-name="L1">
              <text:list-item>
                <text:p text:style-name="P1"><text:span text:style-name="T1">Bundle package</text:span><text:span text:style-name="T2">s</text:span><text:line-break/>Bundles provide packages to other bundles through the <text:span text:style-name="T3">Export-Package</text:span> manifest header. Bundles consume <text:span text:style-name="T4">individual </text:span>packages <text:span text:style-name="T4">from other bundles </text:span>through the <text:span text:style-name="T3">Import-Package</text:span> manifest header. This RFP is not concerned with bundles consuming packages through the <text:span text:style-name="T3">Require-Bundle </text:span>manifest header.</text:p>
              </text:list-item>
            </text:list>
          </text:deletion>
        </text:changed-region>
        <text:changed-region xml:id="ct94018643587280" text:id="ct94018643587280">
          <text:deletion>
            <office:change-info>
              <dc:creator>Unknown Author</dc:creator>
              <dc:date>2019-11-20T10:29:39</dc:date>
            </office:change-info>
            <text:list xml:id="list145425533893018" text:continue-numbering="true" text:style-name="L1">
              <text:list-item>
                <text:p text:style-name="P2"><text:span text:style-name="T1">Module packages</text:span><text:span text:style-name="T5"><text:line-break/>Modules provide packages to other modules through the </text:span><text:span text:style-name="T6">exports</text:span><text:span text:style-name="T4"> declaration in </text:span><text:span text:style-name="T6">module-info.java.</text:span><text:span text:style-name="T4"> In contrast to bundles, modules consume packages by requiring entire modules through the </text:span><text:span text:style-name="T6">requires</text:span><text:span text:style-name="T4"> declaration in </text:span><text:span text:style-name="T6">module-info.java</text:span>.</text:p>
              </text:list-item>
            </text:list>
          </text:deletion>
        </text:changed-region>
        <text:changed-region xml:id="ct94018643633328" text:id="ct94018643633328">
          <text:insertion>
            <office:change-info>
              <dc:creator>Unknown Author</dc:creator>
              <dc:date>2019-10-09T16:42:59</dc:date>
            </office:change-info>
          </text:insertion>
        </text:changed-region>
        <text:changed-region xml:id="ct94018643630608" text:id="ct94018643630608">
          <text:insertion>
            <office:change-info>
              <dc:creator>Unknown Author</dc:creator>
              <dc:date>2019-10-09T16:51:15</dc:date>
            </office:change-info>
          </text:insertion>
        </text:changed-region>
        <text:changed-region xml:id="ct94018643631312" text:id="ct94018643631312">
          <text:insertion>
            <office:change-info>
              <dc:creator>Unknown Author</dc:creator>
              <dc:date>2019-10-09T17:12:38</dc:date>
            </office:change-info>
          </text:insertion>
        </text:changed-region>
        <text:changed-region xml:id="ct94018643651312" text:id="ct94018643651312">
          <text:insertion>
            <office:change-info>
              <dc:creator>Unknown Author</dc:creator>
              <dc:date>2019-11-20T15:33:43</dc:date>
            </office:change-info>
          </text:insertion>
        </text:changed-region>
        <text:changed-region xml:id="ct94018643715008" text:id="ct94018643715008">
          <text:deletion>
            <office:change-info>
              <dc:creator>Unknown Author</dc:creator>
              <dc:date>2019-11-20T10:36:05</dc:date>
            </office:change-info>
            <text:p text:style-name="P3"><text:span text:style-name="T7">org.osgi.framework.system.packages.extra</text:span></text:p>
          </text:deletion>
        </text:changed-region>
        <text:changed-region xml:id="ct94018643716336" text:id="ct94018643716336">
          <text:insertion>
            <office:change-info>
              <dc:creator>Unknown Author</dc:creator>
              <dc:date>2019-11-20T10:37:03</dc:date>
            </office:change-info>
          </text:insertion>
        </text:changed-region>
        <text:changed-region xml:id="ct94018643752032" text:id="ct94018643752032">
          <text:deletion>
            <office:change-info>
              <dc:creator>Unknown Author</dc:creator>
              <dc:date>2019-11-20T10:37:32</dc:date>
            </office:change-info>
            <text:p text:style-name="P4"><text:span text:style-name="T8">agree with the </text:span><text:span text:style-name="T9">technical </text:span><text:span text:style-name="T8">solution of</text:span></text:p>
          </text:deletion>
        </text:changed-region>
        <text:changed-region xml:id="ct94018643762720" text:id="ct94018643762720">
          <text:insertion>
            <office:change-info>
              <dc:creator>Unknown Author</dc:creator>
              <dc:date>2019-11-20T17:13:45</dc:date>
            </office:change-info>
          </text:insertion>
        </text:changed-region>
        <text:changed-region xml:id="ct94018643771264" text:id="ct94018643771264">
          <text:deletion>
            <office:change-info>
              <dc:creator>Unknown Author</dc:creator>
              <dc:date>2019-11-20T17:13:49</dc:date>
            </office:change-info>
            <text:p text:style-name="P5"><text:span text:style-name="T10">java.module</text:span></text:p>
          </text:deletion>
        </text:changed-region>
        <text:changed-region xml:id="ct94018643796512" text:id="ct94018643796512">
          <text:insertion>
            <office:change-info>
              <dc:creator>Unknown Author</dc:creator>
              <dc:date>2019-11-20T11:28:54</dc:date>
            </office:change-info>
          </text:insertion>
        </text:changed-region>
        <text:changed-region xml:id="ct94018643793216" text:id="ct94018643793216">
          <text:insertion>
            <office:change-info>
              <dc:creator>Unknown Author</dc:creator>
              <dc:date>2019-11-20T11:29:00</dc:date>
            </office:change-info>
          </text:insertion>
        </text:changed-region>
        <text:changed-region xml:id="ct94018643805328" text:id="ct94018643805328">
          <text:insertion>
            <office:change-info>
              <dc:creator>Unknown Author</dc:creator>
              <dc:date>2019-11-20T16:53:25</dc:date>
            </office:change-info>
          </text:insertion>
        </text:changed-region>
        <text:changed-region xml:id="ct94018643806544" text:id="ct94018643806544">
          <text:insertion>
            <office:change-info>
              <dc:creator>Unknown Author</dc:creator>
              <dc:date>2019-11-20T11:29:53</dc:date>
            </office:change-info>
          </text:insertion>
        </text:changed-region>
        <text:changed-region xml:id="ct94018643807376" text:id="ct94018643807376">
          <text:insertion>
            <office:change-info>
              <dc:creator>Unknown Author</dc:creator>
              <dc:date>2019-11-20T11:30:00</dc:date>
            </office:change-info>
          </text:insertion>
        </text:changed-region>
        <text:changed-region xml:id="ct94018643807600" text:id="ct94018643807600">
          <text:insertion>
            <office:change-info>
              <dc:creator>Unknown Author</dc:creator>
              <dc:date>2019-11-20T11:31:01</dc:date>
            </office:change-info>
          </text:insertion>
        </text:changed-region>
        <text:changed-region xml:id="ct94018643807824" text:id="ct94018643807824">
          <text:insertion>
            <office:change-info>
              <dc:creator>Unknown Author</dc:creator>
              <dc:date>2019-11-20T14:54:33</dc:date>
            </office:change-info>
          </text:insertion>
        </text:changed-region>
        <text:changed-region xml:id="ct94018643808048" text:id="ct94018643808048">
          <text:insertion>
            <office:change-info>
              <dc:creator>Unknown Author</dc:creator>
              <dc:date>2019-11-20T11:31:01</dc:date>
            </office:change-info>
          </text:insertion>
        </text:changed-region>
        <text:changed-region xml:id="ct94018643784832" text:id="ct94018643784832">
          <text:insertion>
            <office:change-info>
              <dc:creator>Unknown Author</dc:creator>
              <dc:date>2019-11-20T17:37:54</dc:date>
            </office:change-info>
          </text:insertion>
        </text:changed-region>
        <text:changed-region xml:id="ct94018643801792" text:id="ct94018643801792">
          <text:deletion>
            <office:change-info>
              <dc:creator>Unknown Author</dc:creator>
              <dc:date>2019-11-20T17:37:57</dc:date>
            </office:change-info>
            <text:p text:style-name="P6"><text:span text:style-name="T11">bundle-type</text:span></text:p>
          </text:deletion>
        </text:changed-region>
        <text:changed-region xml:id="ct94018643800688" text:id="ct94018643800688">
          <text:insertion>
            <office:change-info>
              <dc:creator>Unknown Author</dc:creator>
              <dc:date>2019-11-20T13:49:43</dc:date>
            </office:change-info>
          </text:insertion>
        </text:changed-region>
        <text:changed-region xml:id="ct94018643811408" text:id="ct94018643811408">
          <text:insertion>
            <office:change-info>
              <dc:creator>Unknown Author</dc:creator>
              <dc:date>2019-11-20T14:02:38</dc:date>
            </office:change-info>
          </text:insertion>
        </text:changed-region>
        <text:changed-region xml:id="ct94018643802240" text:id="ct94018643802240">
          <text:insertion>
            <office:change-info>
              <dc:creator>Unknown Author</dc:creator>
              <dc:date>2019-11-20T14:03:12</dc:date>
            </office:change-info>
          </text:insertion>
        </text:changed-region>
        <text:changed-region xml:id="ct94018643364304" text:id="ct94018643364304">
          <text:insertion>
            <office:change-info>
              <dc:creator>Unknown Author</dc:creator>
              <dc:date>2019-11-20T14:09:46</dc:date>
            </office:change-info>
          </text:insertion>
        </text:changed-region>
        <text:changed-region xml:id="ct94018643813280" text:id="ct94018643813280">
          <text:insertion>
            <office:change-info>
              <dc:creator>Unknown Author</dc:creator>
              <dc:date>2019-11-20T14:07:12</dc:date>
            </office:change-info>
          </text:insertion>
        </text:changed-region>
        <text:changed-region xml:id="ct94018643813504" text:id="ct94018643813504">
          <text:insertion>
            <office:change-info>
              <dc:creator>Unknown Author</dc:creator>
              <dc:date>2019-11-20T14:09:16</dc:date>
            </office:change-info>
          </text:insertion>
        </text:changed-region>
        <text:changed-region xml:id="ct94018643814272" text:id="ct94018643814272">
          <text:insertion>
            <office:change-info>
              <dc:creator>Unknown Author</dc:creator>
              <dc:date>2019-11-20T14:10:05</dc:date>
            </office:change-info>
          </text:insertion>
        </text:changed-region>
        <text:changed-region xml:id="ct94018643815280" text:id="ct94018643815280">
          <text:insertion>
            <office:change-info>
              <dc:creator>Unknown Author</dc:creator>
              <dc:date>2019-11-20T14:15:17</dc:date>
            </office:change-info>
          </text:insertion>
        </text:changed-region>
        <text:changed-region xml:id="ct94018643798624" text:id="ct94018643798624">
          <text:deletion>
            <office:change-info>
              <dc:creator>Unknown Author</dc:creator>
              <dc:date>2019-11-20T18:03:55</dc:date>
            </office:change-info>
            <text:p text:style-name="P7"><text:span text:style-name="T12">bundle-symbolic-name=</text:span>&lt;<text:span text:style-name="T12">module name&gt;</text:span>;</text:p>
          </text:deletion>
        </text:changed-region>
        <text:changed-region xml:id="ct94018643817424" text:id="ct94018643817424">
          <text:deletion>
            <office:change-info>
              <dc:creator>Unknown Author</dc:creator>
              <dc:date>2019-11-20T18:04:04</dc:date>
            </office:change-info>
            <text:p text:style-name="P7"><text:span text:style-name="T12">bundle-version</text:span>=<text:span text:style-name="T13">&lt;resolved module version&gt;;</text:span></text:p>
          </text:deletion>
        </text:changed-region>
        <text:changed-region xml:id="ct94018643817648" text:id="ct94018643817648">
          <text:deletion>
            <office:change-info>
              <dc:creator>Unknown Author</dc:creator>
              <dc:date>2019-11-20T10:58:55</dc:date>
            </office:change-info>
            <text:p text:style-name="P7"><text:span text:style-name="T13">java-module-targets=&lt;target module names which can see the package&gt;;</text:span></text:p>
          </text:deletion>
        </text:changed-region>
        <text:changed-region xml:id="ct94018643817952" text:id="ct94018643817952">
          <text:deletion>
            <office:change-info>
              <dc:creator>Unknown Author</dc:creator>
              <dc:date>2019-11-20T10:59:06</dc:date>
            </office:change-info>
            <text:p text:style-name="P7"><text:span text:style-name="T13">java-module-access=&lt;”static” or “reflection”&gt;</text:span></text:p>
          </text:deletion>
        </text:changed-region>
        <text:changed-region xml:id="ct94018643822512" text:id="ct94018643822512">
          <text:deletion>
            <office:change-info>
              <dc:creator>Unknown Author</dc:creator>
              <dc:date>2019-11-20T10:59:46</dc:date>
            </office:change-info>
            <text:p text:style-name="P8">A new attribute named “java-module-targets” is introduced in the “osgi.wiring.package” namespace <text:s/>to capture the feature of the java module system to let modules export packages to a select set of named modules. Restricting package visibility like this can be implemented in the ResolveContext. The value of this attribute is dubious since module only require other modules and corner cases where a bundle imports a package, but we would like to make the package visible only to other modules don’t seem to warrant the increase in complexit<text:span text:style-name="T14">y. Perhaps if OSGi decides to introduce “friend bundles” for whatever reason the module “to” attribute can be mapped to a potential “friend bundles” attribute</text:span>. <text:span text:style-name="T14">Perhaps RFC-234 may change these considerations and make this attribute more useful.</text:span></text:p>
          </text:deletion>
        </text:changed-region>
        <text:changed-region xml:id="ct94018643823008" text:id="ct94018643823008">
          <text:deletion>
            <office:change-info>
              <dc:creator>Unknown Author</dc:creator>
              <dc:date>2019-11-20T10:59:57</dc:date>
            </office:change-info>
            <text:p text:style-name="P9">A new attribute named “java-module-access” is introduces in the “osgi.wiring.package” namespace to capture the feature of the java module system to open packages for either reflection or both linkage and reflection access. <text:span text:style-name="T14">The kind of access is enforced by the JVM itself, but only for modules rather than for legacy class loaded code. This makes the introduction of this feature of even more dubious value since at present OSGi can not make use of it. Perhaps RFC-234 may change these considerations and make this attribute more useful.</text:span></text:p>
          </text:deletion>
        </text:changed-region>
        <text:changed-region xml:id="ct94018643405168" text:id="ct94018643405168">
          <text:insertion>
            <office:change-info>
              <dc:creator>Unknown Author</dc:creator>
              <dc:date>2019-10-09T17:59:05</dc:date>
            </office:change-info>
          </text:insertion>
        </text:changed-region>
        <text:changed-region xml:id="ct94018643818256" text:id="ct94018643818256">
          <text:insertion>
            <office:change-info>
              <dc:creator>Unknown Author</dc:creator>
              <dc:date>2019-10-09T18:07:38</dc:date>
            </office:change-info>
          </text:insertion>
        </text:changed-region>
        <text:changed-region xml:id="ct94018666835216" text:id="ct94018666835216">
          <text:insertion>
            <office:change-info>
              <dc:creator>Unknown Author</dc:creator>
              <dc:date>2019-10-09T18:07:38</dc:date>
            </office:change-info>
          </text:insertion>
        </text:changed-region>
        <text:changed-region xml:id="ct94018643824336" text:id="ct94018643824336">
          <text:insertion>
            <office:change-info>
              <dc:creator>Unknown Author</dc:creator>
              <dc:date>2019-11-20T15:08:40</dc:date>
            </office:change-info>
          </text:insertion>
        </text:changed-region>
        <text:changed-region xml:id="ct94018643826736" text:id="ct94018643826736">
          <text:insertion>
            <office:change-info>
              <dc:creator>Unknown Author</dc:creator>
              <dc:date>2019-11-20T18:25:48</dc:date>
            </office:change-info>
          </text:insertion>
        </text:changed-region>
        <text:changed-region xml:id="ct94018643828592" text:id="ct94018643828592">
          <text:insertion>
            <office:change-info>
              <dc:creator>Unknown Author</dc:creator>
              <dc:date>2019-11-20T18:26:00</dc:date>
            </office:change-info>
          </text:insertion>
        </text:changed-region>
        <text:changed-region xml:id="ct94018643833680" text:id="ct94018643833680">
          <text:insertion>
            <office:change-info>
              <dc:creator>Unknown Author</dc:creator>
              <dc:date>2019-11-20T15:06:06</dc:date>
            </office:change-info>
          </text:insertion>
        </text:changed-region>
        <text:changed-region xml:id="ct94018643836928" text:id="ct94018643836928">
          <text:insertion>
            <office:change-info>
              <dc:creator>Unknown Author</dc:creator>
              <dc:date>2019-11-20T18:21: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draw:style-name="fr2" draw:name="graphics3" text:anchor-type="paragraph" svg:width="7in" svg:height="3.1075in" draw:z-index="0"><draw:image xlink:href="Pictures/1000020100000427000001D861406D9F1B8C46FE.png" xlink:type="simple" xlink:show="embed" xlink:actuate="onLoad" loext:mime-type="image/png"/></draw:frame></text:p>
      <text:p text:style-name="P62"><text:user-defined style:data-style-name="N0" text:name="RFC Title">Resource Encoding For Java Modules</text:user-defined></text:p>
      <text:p text:style-name="P61"><text:span text:style-name="T88">Draft<text:line-break/><text:line-break/></text:span><text:span text:style-name="T88"><text:page-count style:num-format="1">14</text:page-count></text:span><text:span text:style-name="T88"> Pages</text:span></text:p>
      <text:p text:style-name="P61"><text:span text:style-name="T89">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90">t</text:span><text:span text:style-name="T89">ically when the document is saved.</text:span></text:p>
      <text:p text:style-name="P70">Abstract</text:p>
      <text:p text:style-name="P71">Since Java 9 the fixed set of system packages was replaced by a mutable set of JPMS modules. This set can be defined at build time via static linking or introspected at runtime through reflection. This opens opportunities for OSGi to customize the JRE and to represent accurately the JRE within the OSGi runtime. This also means some application logic may come as JPMS modules not under the control of the OSGi developer. This RFC describes the requirements needed to represent the JPMS modules are OSGi Resources. This will make the OSGi technology applicable to them. One prominent use case is the application of the OSGi Resolver in the construction of complete OSGi plus JPMS runtimes.</text:p>
      <text:h text:style-name="P76" text:outline-level="1" text:restart-numbering="true" text:start-value="-1">Document Information</text:h>
      <text:h text:style-name="P81" text:outline-level="2">License</text:h>
      <text:p text:style-name="P29">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20">I HEREBY ACKNOWLEDGE AND AGREE TO THE TERMS AND CONDITIONS DELINEATED ABOVE.</text:p>
      <text:h text:style-name="P82"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2" text:outline-level="2">Feedback</text:h>
      <text:p text:style-name="P30"><text:span text:style-name="T95">This document can be downloaded from the OSGi Alliance design repository at </text:span><text:a xlink:type="simple" xlink:href="https://github.com/osgi/design" text:style-name="Internet_20_link" text:visited-style-name="Visited_20_Internet_20_Link"><text:span text:style-name="T95">https://github.com/osgi/design</text:span></text:a><text:span text:style-name="T95"> The public can provide feedback about this document by opening a bug at https://www.osgi.org/bugzilla/.</text:span></text:p>
      <text:h text:style-name="P8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9">0 Document Information<text:tab/>2</text:p>
          <text:p text:style-name="P60">0.1 License<text:tab/>2</text:p>
          <text:p text:style-name="P60">0.2 Trademarks<text:tab/>3</text:p>
          <text:p text:style-name="P60">0.3 Feedback<text:tab/>3</text:p>
          <text:p text:style-name="P60">0.4 Table of Contents<text:tab/>3</text:p>
          <text:p text:style-name="P60">0.5 Terminology and Document Conventions<text:tab/>4</text:p>
          <text:p text:style-name="P60">0.6 Revision History<text:tab/>4</text:p>
          <text:p text:style-name="P59">1 Introduction<text:tab/>4</text:p>
          <text:p text:style-name="P59">2 Application Domain<text:tab/>5</text:p>
          <text:p text:style-name="P59">3 Problem Description<text:tab/>5</text:p>
          <text:p text:style-name="P59">4 Requirements<text:tab/>5</text:p>
          <text:p text:style-name="P59">5 Technical Solution<text:tab/>5</text:p>
          <text:p text:style-name="P59">6 Data Transfer Objects<text:tab/>6</text:p>
          <text:p text:style-name="P59">7 Javadoc<text:tab/>6</text:p>
          <text:p text:style-name="P59">8 Considered Alternatives<text:tab/>6</text:p>
          <text:p text:style-name="P59"><text:soft-page-break/>9 Security Considerations<text:tab/>7</text:p>
          <text:p text:style-name="P59">10 Document Support<text:tab/>7</text:p>
          <text:p text:style-name="P60">10.1 References<text:tab/>7</text:p>
          <text:p text:style-name="P60">10.2 Author’s Address<text:tab/>7</text:p>
          <text:p text:style-name="P60">10.3 Acronyms and Abbreviations<text:tab/>7</text:p>
          <text:p text:style-name="P60">10.4 End of Document<text:tab/>7</text:p>
        </text:index-body>
      </text:table-of-content>
      <text:p text:style-name="P23"/>
      <text:h text:style-name="P83" text:outline-level="2">Terminology and Document Conventions</text:h>
      <text:p text:style-name="P2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3"><text:span text:style-name="T97">Source code is shown in this typeface</text:span>.</text:p>
      <text:h text:style-name="P80" text:outline-level="2">Revision History</text:h>
      <text:p text:style-name="P23">The last named individual in this history is currently responsible for this document.</text:p>
      <text:p text:style-name="P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5">Revision</text:p>
            </table:table-cell>
            <table:table-cell table:style-name="Table1.A1" office:value-type="string">
              <text:p text:style-name="P65">Date</text:p>
            </table:table-cell>
            <table:table-cell table:style-name="Table1.C1" office:value-type="string">
              <text:p text:style-name="P65">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1<text:span text:style-name="T103">6</text:span> <text:span text:style-name="T103">Sep</text:span> 2019</text:p>
          </table:table-cell>
          <table:table-cell table:style-name="Table1.C1" office:value-type="string">
            <text:p text:style-name="Standard"><text:span text:style-name="T103">Todor Boev</text:span>, initial content copied from RFP</text:p>
          </table:table-cell>
        </table:table-row>
        <table:table-row table:style-name="Table1.2">
          <table:table-cell table:style-name="Table1.A3" office:value-type="string">
            <text:p text:style-name="P68">0.<text:span text:style-name="T169">1</text:span></text:p>
          </table:table-cell>
          <table:table-cell table:style-name="Table1.A3" office:value-type="string">
            <text:p text:style-name="P69"><text:span text:style-name="T169">12</text:span> <text:span text:style-name="T169">Dec</text:span> 2019</text:p>
          </table:table-cell>
          <table:table-cell table:style-name="Table1.C3" office:value-type="string">
            <text:p text:style-name="P69">Updates from the EG call <text:span text:style-name="T169">at 20 Nov 2019</text:span></text:p>
          </table:table-cell>
        </table:table-row>
      </table:table>
      <text:p text:style-name="P23"/>
      <text:h text:style-name="P75" text:outline-level="1">Introduction</text:h>
      <text:p text:style-name="P27">In today’s world it has become increasingly important to create self-contained Java applications with minimal footprint. Even though <text:span text:style-name="T105">we</text:span> <text:span text:style-name="T105">can </text:span>resolve the minimal required set of bundles to include in <text:span text:style-name="T105">an </text:span>application often the total footprint of the application is dominated by the JRE itself.</text:p>
      <text:p text:style-name="P28">With the introduction of the Java <text:span text:style-name="T106">module system </text:span>it <text:span text:style-name="T107">became p</text:span>ossible to statically link a JRE that reflects the needs of a concrete application. <text:span text:style-name="T108">O</text:span>ne problem that <text:span text:style-name="T109">still hinders the creation of minimal OSGi runtimes is the lack of tools that can discover which </text:span>JPMS modules are required by which OSGi bundles as well as the dependencies between the JPMS modules themselves.</text:p>
      <text:p text:style-name="P24">This RF<text:span text:style-name="T110">C</text:span> introduces the requirements for a <text:span text:style-name="T104">standard way to encode JPMS modules as OSGi Resources. Among other things this will enable the use of the OSGi Resolver service to discover the dependencies between OSGi bundles and JPMS modules. In this way a complete description of the Java runtime can be obtained </text:span><text:soft-page-break/><text:span text:style-name="T104">automatically. This should serve as the basis for tools that make the building of minimal OSGi applications practical. At runtime the accurate representation of the JRE as Resources can enable new kinds of application logic such as the application of extenders to modules.</text:span></text:p>
      <text:h text:style-name="P75" text:outline-level="1">Application Domain</text:h>
      <text:p text:style-name="P14">In order to compete in the modern world web applications face unprecedented requirements for high availability and responsiveness at internet scale. For various reasons, outside of the scope of this RF<text:span text:style-name="T116">P</text:span>, this has lead to architectures where the application is decomposed into large number if independent simple processes <text:span text:style-name="T117">or services</text:span>. These architectures demand certain liquidity from <text:span text:style-name="T118">their </text:span>building blocks. Their binary images must be easy to move, their instances must be able to saturate <text:span text:style-name="T119">a 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120">j</text:span>s and Go which were built with these requirements in mind and often perform better in this respect.</text:p>
      <text:p text:style-name="P14"/>
      <text:p text:style-name="P14">On the opposite end of the spectrum when users deploy applications on their devices they expect a hassle-free experience. One way to achieve this is to deploy self-contain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121">future </text:span>Java applications, rather than just the one being installed.</text:p>
      <text:p text:style-name="P14"/>
      <text:p text:style-name="P13">To address these needs Java SE 9 introduce<text:span text:style-name="T111">d</text:span> the Java Platform Modular System (JPMS) which broke the JRE down into modules and provided a static linker tool which can build a smaller JRE from a subset of these modules. The modular system can also be used by <text:span text:style-name="T112">application</text:span> developers. The JPMS is inherently incompatible with <text:span text:style-name="T113">OSGi </text:span>and what’s more both systems have independent dependency models which do not correlate <text:span text:style-name="T114">by default</text:span>. This leads to OSGi bundles being hosted in their own space within the JRE. These bundles however must still be supported by one or more modules from the JRE, <text:span text:style-name="T115">which means they have hidden dependencies to those modules.</text:span></text:p>
      <text:h text:style-name="P84" text:outline-level="2"><text:bookmark-start text:name="__RefHeading___Toc428_4249349373"/>Terminology + Abbreviations<text:bookmark-end text:name="__RefHeading___Toc428_4249349373"/></text:h>
      <text:list xml:id="list145425039249853" text:continue-numbering="true" text:style-name="L1">
        <text:list-item>
          <text:p text:style-name="P93"><text:span text:style-name="T16">Bundle</text:span><text:line-break/>For brevity the OSGi bundles will be referred to simply as “bundles”.</text:p>
        </text:list-item>
        <text:list-item>
          <text:p text:style-name="P93"><text:span text:style-name="T16">Resource<text:line-break/></text:span><text:span text:style-name="T8">A</text:span> resource according to the Core OSGi specification <text:span text:style-name="T124">[needs reference]</text:span>. <text:span text:style-name="T127">Resources are generic and can for example represent any component of an application.</text:span> <text:span text:style-name="T127">The bundles are a kind of Resource specific to OSGi applications.</text:span></text:p>
        </text:list-item>
        <text:list-item>
          <text:p text:style-name="P94">Resolver<text:line-break/><text:span text:style-name="T8">The Resolver service as defined by the Core OSGi specification </text:span><text:span text:style-name="T126">[needs reference]</text:span><text:span text:style-name="T8">. Given a pool of Resources the </text:span><text:span text:style-name="T38">r</text:span><text:span text:style-name="T8">esolver can discover a consistent sub-set where all </text:span><text:span text:style-name="T39">R</text:span><text:span text:style-name="T8">esource requirements are satisfied.</text:span></text:p>
        </text:list-item>
        <text:list-item>
          <text:p text:style-name="P93"><text:soft-page-break/><text:span text:style-name="T16">Module</text:span><text:line-break/>For brevity the JPMS modules will be referred to simply as “modules”.</text:p>
        </text:list-item>
        <text:list-item>
          <text:p text:style-name="P95"><text:span text:style-name="T19">Boot layer</text:span><text:span text:style-name="T128"><text:line-break/>The set of modules with which the JRE was started. The boot layer replaces the boot classpath in Java 9+ JREs.</text:span></text:p>
        </text:list-item>
        <text:list-item>
          <text:p text:style-name="P72"><text:span text:style-name="T16">Package</text:span><text:line-break/><text:span text:style-name="T8">A java package or just “package”.</text:span></text:p>
        </text:list-item>
        <text:list-item>
          <text:p text:style-name="P1"><text:change text:change-id="ct94018643583808"/></text:p>
        </text:list-item>
        <text:list-item>
          <text:p text:style-name="P2"><text:change text:change-id="ct94018643587280"/></text:p>
        </text:list-item>
        <text:list-item>
          <text:p text:style-name="P72"><text:span text:style-name="T1">System packages</text:span><text:span text:style-name="T8"><text:line-break/></text:span><text:span text:style-name="T33">Bundles can consume packages provided by modules from the boot layer </text:span><text:span text:style-name="T40">if those packages are exported by the system bundle</text:span><text:span text:style-name="T33">.</text:span></text:p>
        </text:list-item>
        <text:list-item>
          <text:p text:style-name="P96">Module Service<text:line-break/><text:span text:style-name="T35">Modules can register classes with the </text:span><text:span text:style-name="T75">java.util.ServiceLoader</text:span><text:span text:style-name="T8"> </text:span><text:span text:style-name="T35">utility</text:span><text:span text:style-name="T8"> through </text:span><text:span text:style-name="T36">the </text:span><text:span text:style-name="T75">provides</text:span><text:span text:style-name="T77"> </text:span><text:span text:style-name="T8">declaration </text:span><text:span text:style-name="T36">in </text:span><text:span text:style-name="T77">module-info.java</text:span><text:span text:style-name="T8">.<text:line-break/></text:span><text:span text:style-name="T35">Modules can declare they wish to use </text:span><text:span text:style-name="T78">java.util.ServiceLoader</text:span><text:span text:style-name="T35"> to obtain </text:span><text:span text:style-name="T122">all</text:span><text:span text:style-name="T35"> classes registered under a given interface through the </text:span><text:span text:style-name="T78">uses</text:span><text:span text:style-name="T35"> declaration in </text:span><text:span text:style-name="T78">module-info.java</text:span><text:span text:style-name="T35">.<text:line-break/></text:span><text:span text:style-name="T8">Bundles </text:span><text:span text:style-name="T37">can use</text:span><text:span text:style-name="T8"> </text:span><text:span text:style-name="T75">java.util.ServiceLoader</text:span><text:span text:style-name="T8"> </text:span><text:span text:style-name="T37">to </text:span><text:span text:style-name="T8">load classes </text:span><text:span text:style-name="T33">provided by modules </text:span><text:span text:style-name="T8">from the boot layer.</text:span></text:p>
        </text:list-item>
      </text:list>
      <text:h text:style-name="P75" text:outline-level="1">Problem Description</text:h>
      <text:p text:style-name="P17">At present bundles only depend on the <text:span text:style-name="T128">boot layer</text:span> <text:span text:style-name="T132">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text:span></text:p>
      <text:p text:style-name="P17"/>
      <text:p text:style-name="P17">This RF<text:span text:style-name="T134">C</text:span> <text:span text:style-name="T133">defines the encoding of JPMS modules as OSGi Resources by mapping some of the JPMS module metadata to OSGi metadata</text:span>. Having this mapping will make the hidden dependencies bundles have on modules visible.</text:p>
      <text:p text:style-name="P17"/>
      <text:p text:style-name="P16"><text:span text:style-name="T129">Standardizing the </text:span>encoding <text:span text:style-name="T129">should </text:span>enable open collaboration between tools that handle modules <text:span text:style-name="T130">and bundles </text:span>at different stages in the software production pipeline. For example one tool may publish the module metadata while another may read it to build a Java runtime, while yet another may read it to present to a developer. <text:span text:style-name="T131">Such tooling will enable developers to achieve the use cases described in this RFC. <text:s/>Also making the JRE visible at runtime as </text:span><text:soft-page-break/><text:span text:style-name="T131">a set of Resources enables new kinds of application logic that can introspect the modules and the connections they have to bundles and act accordingly</text:span><text:change-start text:change-id="ct94018643633328"/><text:span text:style-name="T131">.</text:span><text:change-end text:change-id="ct94018643633328"/></text:p>
      <text:h text:style-name="P75" text:outline-level="1">Requirements</text:h>
      <text:h text:style-name="P85" text:outline-level="2">General<text:change-start text:change-id="ct94018643630608"/></text:h>
      <text:list xml:id="list1141852983" text:style-name="L2">
        <text:list-item>
          <text:p text:style-name="P98"><text:change-end text:change-id="ct94018643630608"/><text:span text:style-name="T42">G-</text:span><text:span text:style-name="T8">1: </text:span><text:span text:style-name="T16">Must not </text:span><text:span text:style-name="T8">preclude the use of the </text:span><text:span text:style-name="T96">Resolver as the sole mechanism to build a consistent set of modules and bundles. Note that this does not mean the Resolver specification must not be extended.</text:span></text:p>
        </text:list-item>
        <text:list-item>
          <text:p text:style-name="P99"><text:span text:style-name="T42">G-</text:span><text:span text:style-name="T43">2</text:span><text:span text:style-name="T42">:</text:span> <text:span text:style-name="T16">Must </text:span><text:span text:style-name="T21">not </text:span><text:span text:style-name="T44">force</text:span><text:span text:style-name="T45"> </text:span><text:span text:style-name="T46">bundles to e</text:span>xplicitly <text:span text:style-name="T136">reference modules in order for their requirements to resolve to modules</text:span>. <text:span text:style-name="T137">For example bundles may choose to, but must not be forced to, require a module by ID or include the module ID in the filter of another requirement.</text:span></text:p>
        </text:list-item>
        <text:list-item>
          <text:p text:style-name="P100">G-<text:span text:style-name="T138">3</text:span>: <text:span text:style-name="T123">Should</text:span> handle the case where a bundle is also a module. <text:span text:style-name="T139">For example</text:span> publish it <text:span text:style-name="T134">to a repository </text:span>as two separate resources pointing to the same artifact.</text:p>
        </text:list-item>
        <text:list-item>
          <text:p text:style-name="P100">G-<text:span text:style-name="T138">4</text:span>: <text:span text:style-name="T16">Should</text:span> handle the case of the OSGi framework, which is the only bundle that can also be a <text:span text:style-name="T8">module</text:span><text:span text:style-name="T16"> at runtime. </text:span><text:span text:style-name="T47">For example</text:span><text:span text:style-name="T42"> allow the framework to have both module and bundle metadata.</text:span></text:p>
        </text:list-item>
      </text:list>
      <text:h text:style-name="P86" text:outline-level="2"><text:span text:style-name="T140">Resolving </text:span>Dependencies</text:h>
      <text:list xml:id="list145425709188292" text:continue-numbering="true" text:style-name="L2">
        <text:list-item>
          <text:p text:style-name="P101"><text:span text:style-name="T141">D-1: </text:span><text:span text:style-name="T16">Must</text:span> define how the identity capability of modules is derived from the module metadata. <text:span text:style-name="T142">This </text:span><text:span text:style-name="T29"><text:s/></text:span><text:span text:style-name="T30">must</text:span><text:span text:style-name="T142"> include best effort to map the module version to bundle version.</text:span></text:p>
        </text:list-item>
        <text:list-item>
          <text:p text:style-name="P97"><text:span text:style-name="T141">D-2: </text:span><text:span text:style-name="T22">Must</text:span><text:span text:style-name="T143"> be able to resolve a bundle’s package import to a package exported by a module.</text:span></text:p>
        </text:list-item>
        <text:list-item>
          <text:p text:style-name="P102"><text:span text:style-name="T141">D-3</text:span>: <text:span text:style-name="T22">Must not </text:span><text:span text:style-name="T48">allow </text:span><text:span text:style-name="T49">a </text:span><text:span text:style-name="T48">bundle’</text:span><text:span text:style-name="T49">s</text:span><text:span text:style-name="T48"> package </text:span><text:span text:style-name="T50">import </text:span><text:span text:style-name="T51">to </text:span><text:span text:style-name="T48">be resolved to a module’s </text:span><text:span text:style-name="T52">package export </text:span><text:span text:style-name="T48">when </text:span><text:span text:style-name="T49">that module exports </text:span><text:span text:style-name="T53">the</text:span><text:span text:style-name="T49"> package </text:span><text:span text:style-name="T54">only </text:span><text:span text:style-name="T49">to a </text:span><text:span text:style-name="T55">restricted</text:span><text:span text:style-name="T48"> set of </text:span><text:span text:style-name="T56">other </text:span><text:span text:style-name="T48">modules</text:span><text:span text:style-name="T57">. </text:span><text:span text:style-name="T58">For example such exports may be omitted from the module encoding into a resource.</text:span></text:p>
        </text:list-item>
        <text:list-item>
          <text:p text:style-name="P103"><text:span text:style-name="T141">D-4</text:span>: <text:span text:style-name="T22">M</text:span><text:span text:style-name="T16">ust not</text:span> allow a <text:span text:style-name="T143">m</text:span>odule’<text:span text:style-name="T143">s</text:span> <text:span text:style-name="T144">requirement for another module to be resolved to a bundle</text:span>.</text:p>
        </text:list-item>
        <text:list-item>
          <text:p text:style-name="P99"><text:span text:style-name="T59">D-5</text:span>: <text:span text:style-name="T22">M</text:span><text:span text:style-name="T16">ust</text:span> <text:span text:style-name="T145">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P87" text:outline-level="2">Module Service<text:span text:style-name="T146">s</text:span></text:h>
      <text:list xml:id="list145424768840602" text:continue-numbering="true" text:style-name="L2">
        <text:list-item>
          <text:p text:style-name="P97"><text:span text:style-name="T147">S-1: </text:span><text:span text:style-name="T23">May</text:span><text:span text:style-name="T147">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104">S-2: <text:span text:style-name="T16">May resolve</text:span> a bundle <text:span text:style-name="T148">requirement in the </text:span><text:span text:style-name="T80">osgi.serviceloader</text:span><text:span text:style-name="T148"> namespace to a module service</text:span>.</text:p>
        </text:list-item>
        <text:list-item>
          <text:p text:style-name="P104"><text:soft-page-break/>S-3: <text:span text:style-name="T16">Must not</text:span> resolve a module’<text:span text:style-name="T149">s</text:span> service <text:span text:style-name="T150">requirement to </text:span>bundle <text:span text:style-name="T151">capability in the </text:span><text:span text:style-name="T80">osgi.serviceloader</text:span><text:span text:style-name="T148"> namespace should </text:span>MS-2 <text:span text:style-name="T152">be</text:span> implemented.</text:p>
        </text:list-item>
      </text:list>
      <text:h text:style-name="P87" text:outline-level="2">Third <text:span text:style-name="T153">P</text:span>arty <text:span text:style-name="T153">M</text:span>odules</text:h>
      <text:list xml:id="list145425277602393" text:continue-numbering="true" text:style-name="L2">
        <text:list-item>
          <text:p text:style-name="P105"><text:span text:style-name="T60">T</text:span><text:span text:style-name="T61">-1:</text:span><text:span text:style-name="T8"> </text:span><text:span text:style-name="T24">M</text:span><text:span text:style-name="T16">ust </text:span><text:span text:style-name="T8">allow </text:span><text:span text:style-name="T62">m</text:span><text:span text:style-name="T8">odules not provided by the JRE to participate in the resolution process as equal peers to the JRE modules.</text:span></text:p>
        </text:list-item>
      </text:list>
      <text:h text:style-name="P88" text:outline-level="2"><text:span text:style-name="T145">M</text:span>odule <text:span text:style-name="T165">Validation</text:span><text:change-start text:change-id="ct94018643631312"/></text:h>
      <text:p text:style-name="P49"><text:span text:style-name="T73">These requirements are useful only </text:span><text:span text:style-name="T98">in the context of provisioning since at runtime the JVM will load and validate the modules </text:span><text:span text:style-name="T99">with OSGi merely representing them in it’s environment. </text:span><text:span text:style-name="T98">These requirements are about ways to use the OSGi Resolver to build sets of modules that can later be loaded successfully by the JVM or the jlink tool</text:span><text:change-end text:change-id="ct94018643631312"/><text:change-start text:change-id="ct94018643651312"/><text:span text:style-name="T98">.</text:span><text:change-end text:change-id="ct94018643651312"/></text:p>
      <text:list xml:id="list632643593" text:style-name="L3">
        <text:list-item>
          <text:p text:style-name="P106"><text:span text:style-name="T63">V</text:span><text:span text:style-name="T64">-</text:span><text:span text:style-name="T63">1</text:span><text:span text:style-name="T64">: </text:span><text:span text:style-name="T25">Must not</text:span><text:span text:style-name="T64"> allow two modules with the same name to simultaneously participate in the resolution </text:span><text:span text:style-name="T65">result.</text:span></text:p>
        </text:list-item>
      </text:list>
      <text:list xml:id="list145426101649129" text:continue-list="list145425277602393" text:style-name="L2">
        <text:list-item>
          <text:p text:style-name="P105"><text:span text:style-name="T63">V-2</text:span><text:span text:style-name="T65">: </text:span><text:span text:style-name="T24">M</text:span><text:span text:style-name="T26">ay </text:span><text:span text:style-name="T27">not </text:span><text:span text:style-name="T66">allow </text:span><text:span text:style-name="T65">for</text:span><text:span text:style-name="T27"> </text:span><text:span text:style-name="T65">two modules </text:span><text:span text:style-name="T67">to </text:span><text:span text:style-name="T65">export the same package and be part of the resolution.</text:span></text:p>
        </text:list-item>
        <text:list-item>
          <text:p text:style-name="P97"><text:span text:style-name="T63">V-3: </text:span><text:span text:style-name="T28">May not</text:span><text:span text:style-name="T63"> allow modules participating in the solution to form a dependency cycle.</text:span></text:p>
        </text:list-item>
      </text:list>
      <text:h text:style-name="P88" text:outline-level="2"><text:span text:style-name="T145">M</text:span>odule Metadata Enhancement</text:h>
      <text:list xml:id="list145426264463226" text:continue-numbering="true" text:style-name="L2">
        <text:list-item>
          <text:p text:style-name="P105"><text:span text:style-name="T68">E</text:span><text:span text:style-name="T8">-</text:span><text:span text:style-name="T68">1</text:span><text:span text:style-name="T8">: </text:span><text:span text:style-name="T24">S</text:span><text:span text:style-name="T16">hould </text:span><text:span text:style-name="T8">allow </text:span><text:span text:style-name="T62">module </text:span><text:span text:style-name="T69">requirements for other modules </text:span><text:span text:style-name="T8">to be enriched with version ranges. </text:span><text:span text:style-name="T70">For example</text:span><text:span text:style-name="T8"> if </text:span><text:span text:style-name="T71">the metadata of </text:span><text:span text:style-name="T8">module </text:span><text:span text:style-name="T75">A</text:span><text:span text:style-name="T8"> </text:span><text:span text:style-name="T71">says it </text:span><text:span text:style-name="T8">was build against module </text:span><text:span text:style-name="T75">B version </text:span><text:span text:style-name="T79">V</text:span><text:span text:style-name="T8"> </text:span><text:span text:style-name="T71">this can map to a resource requirement with version range</text:span><text:span text:style-name="T8"> </text:span><text:span text:style-name="T75">[</text:span><text:span text:style-name="T79">V</text:span><text:span text:style-name="T75">, infinity)</text:span><text:span text:style-name="T8">.</text:span></text:p>
        </text:list-item>
        <text:list-item>
          <text:p text:style-name="P107"><text:span text:style-name="T68">E-2</text:span><text:span text:style-name="T8">: </text:span><text:span text:style-name="T16">May</text:span><text:span text:style-name="T8"> allow bundle annotations </text:span><text:span text:style-name="T126">[needs reference] </text:span><text:span text:style-name="T8">to be used on Java modules to handle dependencies that can not be captured by </text:span><text:span text:style-name="T75">module-info.java</text:span></text:p>
        </text:list-item>
      </text:list>
      <text:h text:style-name="P87" text:outline-level="2">Modules at Runtime</text:h>
      <text:list xml:id="list1639827644" text:style-name="L4">
        <text:list-item>
          <text:p text:style-name="P108"><text:span text:style-name="T135">R-1: </text:span><text:span text:style-name="T20">Should </text:span><text:span text:style-name="T41">model the boot layer at runtime as Resources. In other words the </text:span><text:span text:style-name="T7">org.osgi.framework.system.packages</text:span><text:span text:style-name="T41"> and </text:span><text:change text:change-id="ct94018643715008"/><text:span text:style-name="T41"><text:s/>should be removed or set to empty and their content be distributed between the Resources that represent the modules from the boot layer. Note that this does not require that the OSGi bundles are treated as modules.</text:span></text:p>
        </text:list-item>
      </text:list>
      <text:h text:style-name="P89" text:outline-level="2">Compatibility with Other Specifications</text:h>
      <text:list xml:id="list957073618" text:style-name="L5">
        <text:list-item>
          <text:p text:style-name="P109">C-1: <text:span text:style-name="T16">Must </text:span><text:change-start text:change-id="ct94018643716336"/><text:span text:style-name="T72">be possible to implement the runtime representation of java modules with the facilities provided by</text:span><text:span text:style-name="T31"> </text:span><text:change-end text:change-id="ct94018643716336"/><text:change text:change-id="ct94018643752032"/><text:span text:style-name="T8"><text:s/></text:span><text:span text:style-name="T154">RFC-243: Connect </text:span><text:span text:style-name="T125">[needs reference]</text:span></text:p>
        </text:list-item>
      </text:list>
      <text:h text:style-name="P75" text:outline-level="1"><text:soft-page-break/>Technical Solution</text:h>
      <text:p text:style-name="P26">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26">Strictly use the terminology a defined in the Problem Context.</text:p>
      <text:p text:style-name="P26">On each level, list the limitations of the solutions and any rationales for design decisions. Almost every decision is a trade off so explain what those trade offs are and why a specific trade off is made.</text:p>
      <text:p text:style-name="P26">Address what security mechanisms are implemented and how they should be used.</text:p>
      <text:p text:style-name="P31">The overall approach is to represent java modules as a special kind of bundle, rather than to introduce a new type of resource.</text:p>
      <text:h text:style-name="P90" text:outline-level="2">Module Identity</text:h>
      <text:p text:style-name="P31">The identity of the bundle, which will be derived from the java module is determined as follows:</text:p>
      <text:list xml:id="list2483642913" text:style-name="L6">
        <text:list-item>
          <text:p text:style-name="P111">The bundle name is equal to the java module name.</text:p>
        </text:list-item>
        <text:list-item>
          <text:p text:style-name="P111">The bundle version is determined from the java module version if present on a best effort basis.<text:line-break/>This is so because in JPMS versions have no specific format beyond a dot-separated list of numbers with an alpha-numeric suffix. There is no semantic meaning assigned to the numbers comprising the version, there are just rules on how versions are ordered. One simple approach is to pick the first three numbers from the java module version and perhaps convert the rest into a qualifier. If a version is not present use 0.0.0.</text:p>
        </text:list-item>
      </text:list>
      <text:h text:style-name="Heading_20_3" text:outline-level="3">Identity Capability</text:h>
      <text:p text:style-name="P32">The identity capability of a java module follows the pattern:</text:p>
      <text:p text:style-name="P5">osgi.identity;<text:line-break/> <text:s text:c="3"/>osgi.identity=&lt;module name&gt;;<text:line-break/> <text:s text:c="3"/>version=&lt;resolved <text:span text:style-name="T157">module </text:span>version&gt;;<text:line-break/> <text:s text:c="3"/>type=”<text:change-start text:change-id="ct94018643762720"/><text:span text:style-name="T10">osgi.bundle</text:span><text:change-end text:change-id="ct94018643762720"/><text:change text:change-id="ct94018643771264"/>”;<text:line-break/> <text:s text:c="3"/>singleton:=”true”</text:p>
      <text:p text:style-name="P116"><text:span text:style-name="T160">The &lt;module name&gt; and &lt;resolved module version&gt; tokens are the name and version of the module as described in the section above.</text:span></text:p>
      <text:h text:style-name="Heading_20_2" text:outline-level="2">Module <text:span text:style-name="T83">Dependencies</text:span></text:h>
      <text:p text:style-name="P32">The java module dependencies have a natural representation in the “osgi.wiring.bundle” namespace</text:p>
      <text:h text:style-name="P77" text:outline-level="3"><text:soft-page-break/>Module bundle wiring capability</text:h>
      <text:p text:style-name="P32">The bundle wiring capability follows the pattern:</text:p>
      <text:p text:style-name="P53">osgi.<text:span text:style-name="T12">wiring.bundle</text:span>;<text:line-break/> <text:s text:c="3"/><text:span text:style-name="T12">osgi.wiring.bundle=</text:span>&lt;module name&gt;;<text:line-break/> <text:s text:c="3"/><text:span text:style-name="T12">bundle-</text:span>version=&lt;resolved <text:span text:style-name="T12">module </text:span>version&gt;;<text:line-break/> <text:s text:c="3"/><text:span text:style-name="T166">connect=”java.module|java.classpath|frobnicator” // Delegate to RFC-243: Connect</text:span> <text:s text:c="2"/><text:change-start text:change-id="ct94018643796512"/><text:s text:c="4"/><text:span text:style-name="T159">singleton</text:span><text:change-end text:change-id="ct94018643796512"/><text:change-start text:change-id="ct94018643793216"/><text:span text:style-name="T159">:=”true”</text:span><text:change-end text:change-id="ct94018643793216"/><text:span text:style-name="T159"> </text:span><text:change-start text:change-id="ct94018643805328"/><text:span text:style-name="T159">- (?) not used in practice so don’t be so restrictive.</text:span><text:change-end text:change-id="ct94018643805328"/></text:p>
      <text:p text:style-name="P36">The &lt;module name&gt; and &lt;<text:span text:style-name="T156">resolved </text:span>module version&gt; tokens are the name and version of the module as described in the Module Identity section.</text:p>
      <text:p text:style-name="P41"><text:change-start text:change-id="ct94018643806544"/>The bundle must be marked a<text:change-end text:change-id="ct94018643806544"/><text:change-start text:change-id="ct94018643807376"/>s a singleton to reflect the JPMS restriction to load multiple versions of a module. Even though it is possible to achieve multiple versions<text:change-end text:change-id="ct94018643807376"/><text:change-start text:change-id="ct94018643807600"/>, this can not be implemented for the boot JPMS layer which is <text:change-end text:change-id="ct94018643807600"/><text:change-start text:change-id="ct94018643807824"/><text:span text:style-name="T163">an </text:span><text:change-end text:change-id="ct94018643807824"/><text:change-start text:change-id="ct94018643808048"/>important <text:span text:style-name="T163">requirement for the automated c</text:span>onstruction of minimal JRE images.<text:change-end text:change-id="ct94018643808048"/></text:p>
      <text:p text:style-name="P40"><text:span text:style-name="T12">The BundleNamespace</text:span> <text:span text:style-name="T12">is extended with a new attribute “bundle-type” which has the values from the “type” attribute from the IdentityNamespace plus the new “java.module” type.</text:span></text:p>
      <text:p text:style-name="P33">The new attribute is needed in order to construct requirement filters in the “osgi.wiring.bundle” that can only match other java modules. The requirements preclude a module to be wired to a bundle since such a combination is generally impossible at runtime.</text:p>
      <text:h text:style-name="Heading_20_3" text:outline-level="3">Module bundle wiring requirement</text:h>
      <text:p text:style-name="P34">A requirement of one module for another <text:span text:style-name="T156">is mapped to a </text:span>follows the pattern:</text:p>
      <text:p text:style-name="P6">osgi.<text:span text:style-name="T12">wiring.bundle</text:span>;<text:line-break/> <text:s text:c="3"/><text:span text:style-name="T11">filter:=”(&amp;<text:line-break/> <text:s text:c="6"/>(osgi.wiring.bundle=&lt;dependence module name&gt;)<text:line-break/> <text:s text:c="6"/>(bundle-version=&lt;dependence module version&gt;)<text:line-break/> <text:s text:c="6"/>(</text:span><text:change-start text:change-id="ct94018643784832"/><text:span text:style-name="T11">connect</text:span><text:change-end text:change-id="ct94018643784832"/><text:change text:change-id="ct94018643801792"/><text:span text:style-name="T11">=java.module))”;<text:line-break/> <text:s text:c="3"/>resolution:=&lt;”optional” if module dependence is “static”&gt;;<text:line-break/> <text:s text:c="3"/>visibility:=&lt;”reexport” if module dependence is “transitive”&gt;</text:span></text:p>
      <text:p text:style-name="P35">The <text:span text:style-name="T155">&lt;dependence module name&gt; is the name of the required module. It can be directly extracted from the module metadata via reflection.</text:span></text:p>
      <text:p text:style-name="P37">The &lt;dependence module version&gt; is determined on a best-effort basis following the rules for deriving the version of the module identity. The version is recorded at module compile time and is equal to the version of the required module against which the current module is being built. If the required module has no version use ‘0.0.0’</text:p>
      <text:p text:style-name="P37">The requirement is of “optional” resolution if the module dependence has the “static” modifier. When a dependence is “static” it is only required at compile time, but not at runtime. The closest analog of this in the OSGi world is to have an optional dependency.</text:p>
      <text:p text:style-name="P37">The requirement is of visibility “reexport” if the module dependence has the “transitive” modifier. When a dependence is “transitive” any modules that require the current module can also implicitly “read” the dependence module. The closest analog of this in the OSGi world is visibility “reexport”.<text:change-start text:change-id="ct94018643800688"/></text:p>
      <text:h text:style-name="P78" text:outline-level="3"><text:change-end text:change-id="ct94018643800688"/><text:span text:style-name="T83">Module </text:span>Fragment host capability</text:h>
      <text:p text:style-name="P43">The module must not provide an “osgi.wiring.host” capability since fragments have no meaning to JPMS. This is equivalent to a bundle that has a “fragment-attachement:=never” directive in it’s Bundle-SymbolicName manifest header.<text:change-start text:change-id="ct94018643811408"/></text:p>
      <text:h text:style-name="Heading_20_3" text:outline-level="3"><text:soft-page-break/>Module execution environment requirement<text:change-end text:change-id="ct94018643811408"/><text:change-start text:change-id="ct94018643802240"/></text:h>
      <text:p text:style-name="P44">The module must have an “osgi.ee” requirement for “JavaSE” with version 9 or greater<text:change-end text:change-id="ct94018643802240"/><text:change-start text:change-id="ct94018643364304"/>:<text:change-end text:change-id="ct94018643364304"/><text:change-start text:change-id="ct94018643813280"/></text:p>
      <text:p text:style-name="P55">osgi.<text:span text:style-name="T161">ee</text:span>; <text:span text:style-name="T11">filter:=”(&amp;(osgi.ee=JavaSE)(version=9)”</text:span><text:change-end text:change-id="ct94018643813280"/><text:change-start text:change-id="ct94018643813504"/></text:p>
      <text:p text:style-name="P47">Modules <text:span text:style-name="T161">imported from a JRE </text:span><text:change-end text:change-id="ct94018643813504"/><text:change-start text:change-id="ct94018643814272"/><text:span text:style-name="T161">(as opposed to modules provided by third parties) must use the version of that OSGi variant of the version of that JRE.</text:span><text:change-end text:change-id="ct94018643814272"/><text:change-start text:change-id="ct94018643815280"/><text:span text:style-name="T161"> E.g. JavaSE-12.</text:span><text:change-end text:change-id="ct94018643815280"/></text:p>
      <text:h text:style-name="Heading_20_2" text:outline-level="2">Module Exported Packages</text:h>
      <text:p text:style-name="P48">The packages exported by a module are mapped to “osgi.wiring.package” capabilities following the pattern:</text:p>
      <text:p text:style-name="P7">osgi.<text:span text:style-name="T12">wiring.package</text:span>;<text:line-break/> <text:s text:c="3"/><text:span text:style-name="T12">osgi.wiring.package=</text:span>&lt;module <text:span text:style-name="T13">package </text:span>name&gt;;<text:line-break/> <text:s text:c="3"/><text:span text:style-name="T13">version=”0.0.0”;<text:line-break/></text:span> <text:s text:c="3"/><text:change text:change-id="ct94018643798624"/><text:line-break/> <text:s text:c="3"/><text:change text:change-id="ct94018643817424"/><text:span text:style-name="T13"><text:line-break/> <text:s text:c="3"/></text:span><text:change text:change-id="ct94018643817648"/><text:span text:style-name="T13"><text:line-break/> <text:s text:c="3"/></text:span><text:change text:change-id="ct94018643817952"/></text:p>
      <text:p text:style-name="Body">The &lt;module package name&gt; is the name of the java package exported by the module.</text:p>
      <text:p text:style-name="Body">The package version is always “0.0.0” since it is very hard to derive a semantic version for the package.</text:p>
      <text:p text:style-name="P8">The &lt;module name&gt; and &lt;resolved module version&gt; are the name and version of the module as described in the Identity section.</text:p>
      <text:p text:style-name="P8"><text:change text:change-id="ct94018643822512"/></text:p>
      <text:p text:style-name="P9"><text:change text:change-id="ct94018643823008"/></text:p>
      <text:h text:style-name="Heading_20_2" text:outline-level="2">Module services (ServiceLoader)</text:h>
      <text:p text:style-name="P38">The concept of providing and using services through the java.util.ServiceLoader can be supported by respective requirements and capabilities in the “osgi.serviceloader” namespace.<text:change-start text:change-id="ct94018643405168"/></text:p>
      <text:p text:style-name="P39">The goal is to use the service loader “registra<text:span text:style-name="T158">r</text:span>” to let modules provide services into the OSGi service registry. No use case to use the mediator.<text:change-end text:change-id="ct94018643405168"/><text:change-start text:change-id="ct94018643818256"/></text:p>
      <text:h text:style-name="P91" text:outline-level="2"><text:change-end text:change-id="ct94018643818256"/><text:soft-page-break/>Modules at runtime</text:h>
      <text:p text:style-name="P42">The runtime behavior of modules must be implemented with in the capabilities and restrictions of RFC-243-Connect. I<text:span text:style-name="T100">.e. this section describes the behavior of a ConnectFactory that loads modules into the OSGi framework.</text:span><text:change-start text:change-id="ct94018666835216"/></text:p>
      <text:h text:style-name="Heading_20_3" text:outline-level="3">Module lifecycle</text:h>
      <text:p text:style-name="P112">The ConnectFactory must install all modules it finds, start them persistently at the default start level.<text:change-end text:change-id="ct94018666835216"/></text:p>
      <text:h text:style-name="P92" text:outline-level="2"><text:change-start text:change-id="ct94018643824336"/>Dual purpose jars<text:change-end text:change-id="ct94018643824336"/><text:change-start text:change-id="ct94018643826736"/></text:h>
      <text:p text:style-name="P51">Tom: you can have a module that <text:change-end text:change-id="ct94018643826736"/><text:change-start text:change-id="ct94018643828592"/>has non-class loading caps/reqs.<text:change-end text:change-id="ct94018643828592"/><text:change-start text:change-id="ct94018643833680"/></text:p>
      <text:p text:style-name="P45">When a jar has both bundle and module metadata it must be left to the user to determine whether they will use it as a bundle <text:span text:style-name="T164">or </text:span>as a module.</text:p>
      <text:p text:style-name="P113">To what extent the bundle MANIFEST.MF and the module-info.java aggree with each other is out of the scope of this specification.</text:p>
      <text:p text:style-name="P114">Tom: at least force the module name to be equal to the bundle symbolic name.</text:p>
      <text:p text:style-name="P50"><text:span text:style-name="T102">T</text:span><text:span text:style-name="T100">odor: maybe just have the bundle MANIFEST take precedence in all cases.</text:span></text:p>
      <text:h text:style-name="Heading_20_3" text:outline-level="3"><text:span text:style-name="T164">Dual purpose jars at </text:span>provisioning time</text:h>
      <text:p text:style-name="P46"><text:span text:style-name="T164">Publish the jar </text:span><text:span text:style-name="T101">in an artifact repo as two separate resources that use the same underlying artifact: type=”osgi.bundle” and type=”java.module”. </text:span><text:span text:style-name="T102">If needed the users can explicitly lock down either of them in the list of provisioning roots, or leave the automated provisioning runtime pick the best option.</text:span></text:p>
      <text:h text:style-name="P79" text:outline-level="3">Dual purpose jars at runtime</text:h>
      <text:p text:style-name="P115"><text:change-end text:change-id="ct94018643833680"/><text:change-start text:change-id="ct94018643836928"/>At runtime the ConnectFactory will just use the bundle MANIFEST.MF.<text:change-end text:change-id="ct94018643836928"/></text:p>
      <text:h text:style-name="P75" text:outline-level="1">Data Transfer Objects</text:h>
      <text:p text:style-name="P57">RFC 185 defines Data Transfer Objects as a generic means for management solutions to interact with runtime entities in an OSGi Framework. DTOs provides a common, easily serializable representation of the technology.</text:p>
      <text:p text:style-name="P57">For all new functionality added to the OSGi Framework the question should be asked: would this feature benefit from a DTO? The expectation is that in most cases it would.</text:p>
      <text:p text:style-name="P57">The DTOs for the design in this RFC should be described here and if there are no DTOs being defined an explanation should be given explaining why this is not applicable in this case.</text:p>
      <text:p text:style-name="P57">This section is optional and could also be provided in a separate RFC.</text:p>
      <text:h text:style-name="P75" text:outline-level="1"><text:soft-page-break/>Javadoc</text:h>
      <text:p text:style-name="P58"><text:span text:style-name="T9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94">https://www.osgi.org/members/RFC/Javadoc</text:span></text:a><text:span text:style-name="T91"> </text:span></text:p>
      <text:h text:style-name="P75" text:outline-level="1">Considered Alternatives</text:h>
      <text:p text:style-name="P26">For posterity, record the design alternatives that were considered but rejected along with the reason for rejection. This is especially important for external/earlier solutions that were deemed not applicable.</text:p>
      <text:h text:style-name="P75" text:outline-level="1">Security Considerations</text:h>
      <text:p text:style-name="P26">Description of all known vulnerabilities this may either introduce or address as well as scenarios of how the weaknesses could be circumvented.</text:p>
      <text:h text:style-name="P75" text:outline-level="1">Document Support</text:h>
      <text:h text:style-name="P80" text:outline-level="2">References</text:h>
      <text:list xml:id="list1684954273" text:style-name="WW8Num3">
        <text:list-item>
          <text:p text:style-name="P127"><text:bookmark-start text:name="_Ref493020620"/>Bradner, S., Key words for use in RFCs to Indicate Requirement Levels, RFC2119, March 1997.<text:bookmark-end text:name="_Ref493020620"/></text:p>
        </text:list-item>
        <text:list-item>
          <text:p text:style-name="P127">Software Requirements &amp; Specifications. Michael Jackson. ISBN 0-201-87712-0</text:p>
        </text:list-item>
      </text:list>
      <text:p text:style-name="P15"/>
      <text:p text:style-name="P23"><text:soft-page-break/><text:span text:style-name="T92">Add references simply by adding new items. You can then cross-refer to them by chosing &lt;Insert&gt;&lt;Cross Reference&gt;&lt;Numbered Item&gt; and then selecting the paragraph. </text:span><text:span text:style-name="T93">STATIC REFERENCES (I.E. BODGED) ARE NOT ACCEPTABLE, SOMEONE WILL HAVE TO UPDATE THEM LATER, SO DO IT PROPERLY NOW.</text:span></text:p>
      <text:h text:style-name="P80" text:outline-level="2">Author’s Address</text:h>
      <text:p text:style-name="P23"/>
      <table:table table:name="Table2" table:style-name="Table2">
        <table:table-column table:style-name="Table2.A"/>
        <table:table-column table:style-name="Table2.B"/>
        <table:table-row table:style-name="Table2.1">
          <table:table-cell table:style-name="Table2.A1" office:value-type="string">
            <text:p text:style-name="P64">Name</text:p>
          </table:table-cell>
          <table:table-cell table:style-name="Table2.B1" office:value-type="string">
            <text:p text:style-name="P63">Todor Boev</text:p>
          </table:table-cell>
        </table:table-row>
        <table:table-row table:style-name="Table2.1">
          <table:table-cell table:style-name="Table2.A1" office:value-type="string">
            <text:p text:style-name="P64">Company</text:p>
          </table:table-cell>
          <table:table-cell table:style-name="Table2.B1" office:value-type="string">
            <text:p text:style-name="P63">Software AG</text:p>
          </table:table-cell>
        </table:table-row>
        <table:table-row table:style-name="Table2.1">
          <table:table-cell table:style-name="Table2.A1" office:value-type="string">
            <text:p text:style-name="P64">Address</text:p>
          </table:table-cell>
          <table:table-cell table:style-name="Table2.B1" office:value-type="string">
            <text:p text:style-name="P64"/>
          </table:table-cell>
        </table:table-row>
        <table:table-row table:style-name="Table2.1">
          <table:table-cell table:style-name="Table2.A1" office:value-type="string">
            <text:p text:style-name="P64">Voice</text:p>
          </table:table-cell>
          <table:table-cell table:style-name="Table2.B1" office:value-type="string">
            <text:p text:style-name="P64"/>
          </table:table-cell>
        </table:table-row>
        <table:table-row table:style-name="Table2.1">
          <table:table-cell table:style-name="Table2.A1" office:value-type="string">
            <text:p text:style-name="P67">e-mail</text:p>
          </table:table-cell>
          <table:table-cell table:style-name="Table2.B1" office:value-type="string">
            <text:p text:style-name="P66">todor.boev@softwareag.com</text:p>
          </table:table-cell>
        </table:table-row>
      </table:table>
      <text:p text:style-name="P23"/>
      <text:h text:style-name="P80" text:outline-level="2">Acronyms and Abbreviations</text:h>
      <text:p text:style-name="P23"/>
      <text:h text:style-name="P80" text:outline-level="2">End of Document</text:h>
      <text:p text:style-name="P2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61406D9F1B8C46FE.png" xlink:type="simple" xlink:show="embed" xlink:actuate="onLoad" loext:mime-type="image/png"/></draw:frame><text:tab/><text:user-defined style:data-style-name="N0" text:name="RFC Title">Resource Encoding For Java Modules</text:user-defined><text:tab/>Page <text:page-number text:select-page="current">5</text:page-number><text:s/>of <text:page-count style:num-format="1">14</text:page-count></text:p>
        <text:p text:style-name="Header"/>
        <text:p text:style-name="Header"><text:tab/>Draft<text:tab/> <text:modification-date style:data-style-name="N76">December 11,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16:05:31.869113983</meta:creation-date>
    <meta:editing-cycles>60</meta:editing-cycles>
    <meta:editing-duration>PT23H44M19S</meta:editing-duration>
    <meta:initial-creator>David Bosschaert</meta:initial-creator>
    <dc:date>2019-12-11T14:54:24.567380311</dc:date>
    <dc:title>Resource Encoding For Java Modles</dc:title>
    <meta:document-statistic meta:table-count="2" meta:image-count="2" meta:object-count="0" meta:page-count="14" meta:paragraph-count="199" meta:word-count="4589" meta:character-count="28847" meta:non-whitespace-character-count="24407"/>
    <meta:user-defined meta:name="Info"/>
    <meta:user-defined meta:name="Info 3"/>
    <meta:user-defined meta:name="Info 4"/>
    <meta:user-defined meta:name="RFC Title">Resource Encoding For Java Modules</meta:user-defined>
  </office:meta>
</office:document-meta>
</file>